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4.355cm" fo:min-width="9.025cm"/>
    </style:style>
    <style:style style:name="gr2" style:family="graphic" style:parent-style-name="standard">
      <style:graphic-properties draw:textarea-horizontal-align="justify" draw:textarea-vertical-align="middle" draw:auto-grow-height="false" fo:min-height="3.36cm" fo:min-width="3.94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2.0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0.13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1.40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9cm" fo:min-width="1.30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29cm" fo:min-width="1.4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385cm" fo:min-width="0.77cm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355cm" fo:min-width="0.735cm"/>
      <style:paragraph-properties style:writing-mode="lr-tb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32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4.027cm"/>
      <style:paragraph-properties style:writing-mode="lr-tb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textarea-horizontal-align="justify" draw:textarea-vertical-align="middle" draw:auto-grow-height="false" fo:min-height="2.43cm" fo:min-width="6.4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85cm" fo:min-width="0.77cm"/>
      <style:paragraph-properties style:writing-mode="lr-tb"/>
    </style:style>
    <style:style style:name="gr19" style:family="graphic" style:parent-style-name="objectwithoutfill">
      <style:graphic-properties draw:marker-end="Arrowheads_20_4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3.56cm" fo:min-width="7.12cm"/>
    </style:style>
    <style:style style:name="gr21" style:family="graphic" style:parent-style-name="standard">
      <style:graphic-properties draw:textarea-horizontal-align="justify" draw:textarea-vertical-align="middle" draw:auto-grow-height="false" fo:min-height="1.02cm" fo:min-width="7.12cm"/>
    </style:style>
    <style:style style:name="gr22" style:family="graphic" style:parent-style-name="standard">
      <style:graphic-properties draw:textarea-horizontal-align="justify" draw:textarea-vertical-align="middle" draw:auto-grow-height="false" fo:min-height="3.96cm" fo:min-width="6.485cm"/>
    </style:style>
    <style:style style:name="gr23" style:family="graphic" style:parent-style-name="standard">
      <style:graphic-properties draw:textarea-horizontal-align="justify" draw:textarea-vertical-align="middle" draw:auto-grow-height="false" fo:min-height="3.56cm" fo:min-width="8.39cm"/>
    </style:style>
    <style:style style:name="gr24" style:family="graphic" style:parent-style-name="standard">
      <style:graphic-properties draw:textarea-horizontal-align="justify" draw:textarea-vertical-align="middle" draw:auto-grow-height="false" fo:min-height="2.93cm" fo:min-width="6.48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07cm" fo:min-width="0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27" style:family="graphic" style:parent-style-name="standard">
      <style:graphic-properties draw:textarea-horizontal-align="justify" draw:textarea-vertical-align="middle" draw:auto-grow-height="false" fo:min-height="3.24cm" fo:min-width="6.485cm"/>
    </style:style>
    <style:style style:name="gr28" style:family="graphic" style:parent-style-name="standard">
      <style:graphic-properties draw:textarea-horizontal-align="justify" draw:textarea-vertical-align="middle" draw:auto-grow-height="false" fo:min-height="0.385cm" fo:min-width="2.04cm"/>
    </style:style>
    <style:style style:name="gr29" style:family="graphic" style:parent-style-name="standard">
      <style:graphic-properties draw:textarea-horizontal-align="justify" draw:textarea-vertical-align="middle" draw:auto-grow-height="false" fo:min-height="0.385cm" fo:min-width="1.405cm"/>
    </style:style>
    <style:style style:name="gr30" style:family="graphic" style:parent-style-name="standard">
      <style:graphic-properties draw:textarea-horizontal-align="justify" draw:textarea-vertical-align="middle" draw:auto-grow-height="false" fo:min-height="0.385cm" fo:min-width="3.845cm"/>
    </style:style>
    <style:style style:name="gr31" style:family="graphic" style:parent-style-name="standard">
      <style:graphic-properties draw:textarea-horizontal-align="justify" draw:textarea-vertical-align="middle" draw:auto-grow-height="false" fo:min-height="1.665cm" fo:min-width="4.145cm"/>
    </style:style>
    <style:style style:name="gr32" style:family="graphic" style:parent-style-name="standard">
      <style:graphic-properties draw:textarea-horizontal-align="justify" draw:textarea-vertical-align="middle" draw:auto-grow-height="false" fo:min-height="1.645cm" fo:min-width="6.48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5" style:family="graphic" style:parent-style-name="standard">
      <style:graphic-properties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485cm" fo:min-width="1.545cm"/>
    </style:style>
    <style:style style:name="gr38" style:family="graphic" style:parent-style-name="standard">
      <style:graphic-properties draw:textarea-horizontal-align="justify" draw:textarea-vertical-align="middle" draw:auto-grow-height="false" fo:min-height="0.385cm" fo:min-width="2.34cm"/>
    </style:style>
    <style:style style:name="gr39" style:family="graphic" style:parent-style-name="standard">
      <style:graphic-properties draw:textarea-horizontal-align="justify" draw:textarea-vertical-align="middle" draw:auto-grow-height="false" fo:min-height="0.785cm" fo:min-width="1.307cm"/>
      <style:paragraph-properties style:writing-mode="lr-tb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standard">
      <style:graphic-properties draw:textarea-horizontal-align="justify" draw:textarea-vertical-align="middle" draw:auto-grow-height="false" fo:min-height="0.385cm" fo:min-width="2.41cm"/>
    </style:style>
    <style:style style:name="gr42" style:family="graphic" style:parent-style-name="standard">
      <style:graphic-properties draw:textarea-horizontal-align="justify" draw:textarea-vertical-align="middle" draw:auto-grow-height="false" fo:min-height="4.195cm" fo:min-width="4.5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9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1.12cm" fo:min-width="7.42cm"/>
    </style:style>
    <style:style style:name="gr46" style:family="graphic" style:parent-style-name="standard">
      <style:graphic-properties draw:textarea-horizontal-align="justify" draw:textarea-vertical-align="middle" draw:auto-grow-height="false" fo:min-height="1.02cm" fo:min-width="2.675cm"/>
    </style:style>
    <style:style style:name="gr47" style:family="graphic" style:parent-style-name="standard">
      <style:graphic-properties draw:textarea-horizontal-align="justify" draw:textarea-vertical-align="middle" draw:auto-grow-height="false" fo:min-height="1.02cm" fo:min-width="7.75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.59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50" style:family="graphic" style:parent-style-name="standard">
      <style:graphic-properties draw:textarea-horizontal-align="justify" draw:textarea-vertical-align="middle" draw:auto-grow-height="false" fo:min-height="0.385cm" fo:min-width="3.945cm"/>
    </style:style>
    <style:style style:name="gr51" style:family="graphic" style:parent-style-name="standard">
      <style:graphic-properties draw:textarea-horizontal-align="justify" draw:textarea-vertical-align="middle" draw:auto-grow-height="false" fo:min-height="0.385cm" fo:min-width="2.2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/>
      <style:paragraph-properties style:writing-mode="lr-tb"/>
    </style:style>
    <style:style style:name="pr1" style:family="presentation" style:parent-style-name="Default-subtitle">
      <style:graphic-properties draw:fill-color="#ffffff" fo:min-height="13.87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4pt" style:font-size-asian="14pt" style:font-size-complex="14pt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size-complex="24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4pt" fo:font-weight="bold" style:font-size-asian="24pt" style:font-size-complex="2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frame draw:style-name="gr12" draw:text-style-name="P7" draw:layer="layout" svg:width="7.826cm" svg:height="3.806cm" svg:x="12.744cm" svg:y="7.217cm">
          <draw:text-box>
            <text:p>Inicialmente las variables</text:p>
            <text:p>Globales son declaradas.</text:p>
            <text:p/>
            <text:p>Las clausuras se realizan </text:p>
            <text:p>Al definir las subrutinas</text:p>
          </draw:text-box>
        </draw:frame>
        <draw:frame draw:style-name="gr13" draw:text-style-name="P8" draw:layer="layout" svg:width="14.527cm" svg:height="2.139cm" svg:x="11.67cm" svg:y="3.641cm">
          <draw:text-box>
            <text:p text:style-name="P1"><text:span text:style-name="T3">A</text:span><text:span text:style-name="T3">l</text:span><text:span text:style-name="T3">c</text:span><text:span text:style-name="T3">a</text:span><text:span text:style-name="T3">n</text:span><text:span text:style-name="T3">c</text:span><text:span text:style-name="T3">e</text:span><text:span text:style-name="T3"> </text:span><text:span text:style-name="T3">D</text:span><text:span text:style-name="T3">i</text:span><text:span text:style-name="T3">n</text:span><text:span text:style-name="T3">a</text:span><text:span text:style-name="T3">m</text:span><text:span text:style-name="T3">i</text:span><text:span text:style-name="T3">c</text:span><text:span text:style-name="T3">o</text:span><text:span text:style-name="T3"> </text:span><text:span text:style-name="T3">y</text:span></text:p>
            <text:p><text:span text:style-name="T3">C</text:span><text:span text:style-name="T3">l</text:span><text:span text:style-name="T3">a</text:span><text:span text:style-name="T3">u</text:span><text:span text:style-name="T3">s</text:span><text:span text:style-name="T3">u</text:span><text:span text:style-name="T3">r</text:span><text:span text:style-name="T3">a</text:span><text:span text:style-name="T3"> </text:span><text:span text:style-name="T3">c</text:span><text:span text:style-name="T3">o</text:span><text:span text:style-name="T3">n</text:span><text:span text:style-name="T3"> </text:span><text:span text:style-name="T3">A</text:span><text:span text:style-name="T3">s</text:span><text:span text:style-name="T3">o</text:span><text:span text:style-name="T3">c</text:span><text:span text:style-name="T3">i</text:span><text:span text:style-name="T3">a</text:span><text:span text:style-name="T3">c</text:span><text:span text:style-name="T3">i</text:span><text:span text:style-name="T3">o</text:span><text:span text:style-name="T3">n</text:span><text:span text:style-name="T3"> </text:span><text:span text:style-name="T3">P</text:span><text:span text:style-name="T3">r</text:span><text:span text:style-name="T3">o</text:span><text:span text:style-name="T3">f</text:span><text:span text:style-name="T3">u</text:span><text:span text:style-name="T3">n</text:span><text:span text:style-name="T3">d</text:span><text:span text:style-name="T3">a</text:span></text:p>
          </draw:text-box>
        </draw:fram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5" draw:text-style-name="P1" draw:layer="layout" svg:width="6.985cm" svg:height="2.68cm" svg:x="17.341cm" svg:y="12.56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95cm" svg:height="2.94cm" svg:x="18.376cm" svg:y="12.56cm">
          <draw:text-box>
            <text:p><text:span text:style-name="T4">4</text:span><text:span text:style-name="T4"><text:tab/></text:span><text:span text:style-name="T4">a: </text:span><text:span text:style-name="T4">7</text:span></text:p>
            <text:p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1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(</text:span><text:span text:style-name="T2">g</text:span><text:span text:style-name="T2">l</text:span><text:span text:style-name="T2">o</text:span><text:span text:style-name="T2">b</text:span><text:span text:style-name="T2">a</text:span><text:span text:style-name="T2">l)</text:span></text:p>
            <text:p><text:span text:style-name="T2">0 </text:span><text:span text:style-name="T2"><text:tab/></text:span><text:span text:style-name="T2">b</text:span><text:span text:style-name="T2">: </text:span><text:span text:style-name="T2">3</text:span></text:p>
          </draw:text-box>
        </draw:frame>
        <draw:frame draw:style-name="gr17" draw:text-style-name="P7" draw:layer="layout" svg:width="1.171cm" svg:height="0.962cm" svg:x="17.205cm" svg:y="13.335cm">
          <draw:text-box>
            <text:p>k0</text:p>
          </draw:text-box>
        </draw:frame>
        <draw:custom-shape draw:style-name="gr18" draw:text-style-name="P11" draw:layer="layout" svg:width="1.27cm" svg:height="1.035cm" svg:x="25.361cm" svg:y="12.8cm">
          <text:p text:style-name="P11"><text:span text:style-name="T4">a: g</text:span></text:p>
          <text:p text:style-name="P11"><text:span text:style-name="T4">b: 3</text:span></text:p>
          <draw:enhanced-geometry svg:viewBox="0 0 21600 21600" draw:type="rectangle" draw:enhanced-path="M 0 0 L 21600 0 21600 21600 0 21600 0 0 Z N"/>
        </draw:custom-shape>
        <draw:line draw:style-name="gr19" draw:text-style-name="P6" draw:layer="layout" svg:x1="22.226cm" svg:y1="13.435cm" svg:x2="25.361cm" svg:y2="13.435cm">
          <text:p/>
        </draw:line>
        <draw:custom-shape draw:style-name="gr20" draw:text-style-name="P1" draw:layer="layout" svg:width="7.62cm" svg:height="3.81cm" svg:x="0.935cm" svg:y="3.4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5" draw:text-style-name="P1" draw:layer="layout" svg:width="6.985cm" svg:height="2.68cm" svg:x="17.341cm" svg:y="12.56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95cm" svg:height="2.94cm" svg:x="18.376cm" svg:y="12.56cm">
          <draw:text-box>
            <text:p><text:span text:style-name="T4">4</text:span><text:span text:style-name="T4"><text:tab/></text:span><text:span text:style-name="T4">a: </text:span><text:span text:style-name="T4">7</text:span></text:p>
            <text:p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1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(</text:span><text:span text:style-name="T2">g</text:span><text:span text:style-name="T2">l</text:span><text:span text:style-name="T2">o</text:span><text:span text:style-name="T2">b</text:span><text:span text:style-name="T2">a</text:span><text:span text:style-name="T2">l)</text:span></text:p>
            <text:p><text:span text:style-name="T2">0 </text:span><text:span text:style-name="T2"><text:tab/></text:span><text:span text:style-name="T2">b</text:span><text:span text:style-name="T2">: </text:span><text:span text:style-name="T2">3</text:span></text:p>
          </draw:text-box>
        </draw:frame>
        <draw:frame draw:style-name="gr17" draw:text-style-name="P7" draw:layer="layout" svg:width="1.171cm" svg:height="0.962cm" svg:x="17.205cm" svg:y="13.335cm">
          <draw:text-box>
            <text:p>k0</text:p>
          </draw:text-box>
        </draw:frame>
        <draw:custom-shape draw:style-name="gr18" draw:text-style-name="P11" draw:layer="layout" svg:width="1.27cm" svg:height="1.035cm" svg:x="25.361cm" svg:y="12.8cm">
          <text:p text:style-name="P11"><text:span text:style-name="T4">a: g</text:span></text:p>
          <text:p text:style-name="P11"><text:span text:style-name="T4">b: 3</text:span></text:p>
          <draw:enhanced-geometry svg:viewBox="0 0 21600 21600" draw:type="rectangle" draw:enhanced-path="M 0 0 L 21600 0 21600 21600 0 21600 0 0 Z N"/>
        </draw:custom-shape>
        <draw:line draw:style-name="gr19" draw:text-style-name="P6" draw:layer="layout" svg:x1="22.226cm" svg:y1="13.435cm" svg:x2="25.361cm" svg:y2="13.435cm">
          <text:p/>
        </draw:line>
        <draw:custom-shape draw:style-name="gr21" draw:text-style-name="P1" draw:layer="layout" svg:width="7.62cm" svg:height="1.27cm" svg:x="2.305cm" svg:y="7.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custom-shape draw:style-name="gr15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171cm" svg:height="0.962cm" svg:x="17.204cm" svg:y="13.335cm">
          <draw:text-box>
            <text:p>k0</text:p>
          </draw:text-box>
        </draw:frame>
        <draw:custom-shape draw:style-name="gr18" draw:text-style-name="P11" draw:layer="layout" svg:width="1.27cm" svg:height="1.035cm" svg:x="25.36cm" svg:y="12.8cm">
          <text:p text:style-name="P11"><text:span text:style-name="T4">a: g</text:span></text:p>
          <text:p text:style-name="P11"><text:span text:style-name="T4">b: 3</text:span></text:p>
          <draw:enhanced-geometry svg:viewBox="0 0 21600 21600" draw:type="rectangle" draw:enhanced-path="M 0 0 L 21600 0 21600 21600 0 21600 0 0 Z N"/>
        </draw:custom-shape>
        <draw:line draw:style-name="gr19" draw:text-style-name="P6" draw:layer="layout" svg:x1="22.225cm" svg:y1="13.435cm" svg:x2="25.36cm" svg:y2="13.435cm">
          <text:p/>
        </draw:lin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5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48cm" svg:height="2.94cm" svg:x="18.376cm" svg:y="9.86cm">
          <draw:text-box>
            <text:p><text:span text:style-name="T4">9</text:span><text:span text:style-name="T4"><text:tab/></text:span><text:span text:style-name="T4">a: </text:span><text:span text:style-name="T4">7</text:span></text:p>
            <text:p><text:span text:style-name="T4">8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7</text:span><text:span text:style-name="T4"><text:tab/></text:span><text:span text:style-name="T4">k</text:span><text:span text:style-name="T4">u: </text:span><text:span text:style-name="T4">g</text:span><text:span text:style-name="T4">o</text:span><text:span text:style-name="T4">1</text:span></text:p>
            <text:p><text:span text:style-name="T4">6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3</text:span></text:p>
            <text:p><text:span text:style-name="T2">5 </text:span><text:span text:style-name="T2"><text:tab/></text:span><text:span text:style-name="T2">b</text:span><text:span text:style-name="T2">:</text:span><text:span text:style-name="T2">1</text:span><text:span text:style-name="T2">2 </text:span></text:p>
          </draw:text-box>
        </draw:frame>
        <draw:frame draw:style-name="gr17" draw:text-style-name="P7" draw:layer="layout" svg:width="1.171cm" svg:height="0.962cm" svg:x="17.205cm" svg:y="10.635cm">
          <draw:text-box>
            <text:p>k1</text:p>
          </draw:text-box>
        </draw:frame>
        <draw:custom-shape draw:style-name="gr18" draw:text-style-name="P11" draw:layer="layout" svg:width="1.27cm" svg:height="1.035cm" svg:x="25.361cm" svg:y="10.1cm">
          <text:p text:style-name="P11"><text:span text:style-name="T4">a4: 7 </text:span></text:p>
          <text:p text:style-name="P11"><text:span text:style-name="T4">b: 12</text:span></text:p>
          <draw:enhanced-geometry svg:viewBox="0 0 21600 21600" draw:type="rectangle" draw:enhanced-path="M 0 0 L 21600 0 21600 21600 0 21600 0 0 Z N"/>
        </draw:custom-shape>
        <draw:line draw:style-name="gr19" draw:text-style-name="P6" draw:layer="layout" svg:x1="22.226cm" svg:y1="10.735cm" svg:x2="25.361cm" svg:y2="10.735cm">
          <text:p/>
        </draw:line>
        <draw:frame draw:style-name="gr16" draw:text-style-name="P10" draw:layer="layout" svg:width="5.95cm" svg:height="2.94cm" svg:x="18.376cm" svg:y="12.56cm">
          <draw:text-box>
            <text:p><text:span text:style-name="T4">4</text:span><text:span text:style-name="T4"><text:tab/></text:span><text:span text:style-name="T4">a: </text:span><text:span text:style-name="T4">7</text:span></text:p>
            <text:p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1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(</text:span><text:span text:style-name="T2">g</text:span><text:span text:style-name="T2">l</text:span><text:span text:style-name="T2">o</text:span><text:span text:style-name="T2">b</text:span><text:span text:style-name="T2">a</text:span><text:span text:style-name="T2">l)</text:span></text:p>
            <text:p><text:span text:style-name="T2">0 </text:span><text:span text:style-name="T2"><text:tab/></text:span><text:span text:style-name="T2">b</text:span><text:span text:style-name="T2">: </text:span><text:span text:style-name="T2">3</text:span></text:p>
          </draw:text-box>
        </draw:frame>
        <draw:custom-shape draw:style-name="gr22" draw:text-style-name="P1" draw:layer="layout" svg:width="6.985cm" svg:height="4.21cm" svg:x="1.27cm" svg:y="3.1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custom-shape draw:style-name="gr15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171cm" svg:height="0.962cm" svg:x="17.204cm" svg:y="13.335cm">
          <draw:text-box>
            <text:p>k0</text:p>
          </draw:text-box>
        </draw:frame>
        <draw:custom-shape draw:style-name="gr18" draw:text-style-name="P11" draw:layer="layout" svg:width="1.27cm" svg:height="1.035cm" svg:x="25.36cm" svg:y="12.8cm">
          <text:p text:style-name="P11"><text:span text:style-name="T4">a: g</text:span></text:p>
          <text:p text:style-name="P11"><text:span text:style-name="T4">b: 3</text:span></text:p>
          <draw:enhanced-geometry svg:viewBox="0 0 21600 21600" draw:type="rectangle" draw:enhanced-path="M 0 0 L 21600 0 21600 21600 0 21600 0 0 Z N"/>
        </draw:custom-shape>
        <draw:line draw:style-name="gr19" draw:text-style-name="P6" draw:layer="layout" svg:x1="22.225cm" svg:y1="13.435cm" svg:x2="25.36cm" svg:y2="13.435cm">
          <text:p/>
        </draw:lin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5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48cm" svg:height="2.94cm" svg:x="18.376cm" svg:y="9.86cm">
          <draw:text-box>
            <text:p><text:span text:style-name="T4">9</text:span><text:span text:style-name="T4"><text:tab/></text:span><text:span text:style-name="T4">a: </text:span><text:span text:style-name="T4">7</text:span></text:p>
            <text:p><text:span text:style-name="T4">8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7</text:span><text:span text:style-name="T4"><text:tab/></text:span><text:span text:style-name="T4">k</text:span><text:span text:style-name="T4">u: </text:span><text:span text:style-name="T4">g</text:span><text:span text:style-name="T4">o</text:span><text:span text:style-name="T4">1</text:span></text:p>
            <text:p><text:span text:style-name="T4">6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3</text:span></text:p>
            <text:p><text:span text:style-name="T2">5 </text:span><text:span text:style-name="T2"><text:tab/></text:span><text:span text:style-name="T2">b</text:span><text:span text:style-name="T2">:</text:span><text:span text:style-name="T2">1</text:span><text:span text:style-name="T2">2 </text:span></text:p>
          </draw:text-box>
        </draw:frame>
        <draw:frame draw:style-name="gr17" draw:text-style-name="P7" draw:layer="layout" svg:width="1.171cm" svg:height="0.962cm" svg:x="17.205cm" svg:y="10.635cm">
          <draw:text-box>
            <text:p>k1</text:p>
          </draw:text-box>
        </draw:frame>
        <draw:line draw:style-name="gr19" draw:text-style-name="P6" draw:layer="layout" svg:x1="22.226cm" svg:y1="10.735cm" svg:x2="25.361cm" svg:y2="10.735cm">
          <text:p/>
        </draw:line>
        <draw:frame draw:style-name="gr16" draw:text-style-name="P10" draw:layer="layout" svg:width="5.95cm" svg:height="2.94cm" svg:x="18.376cm" svg:y="12.56cm">
          <draw:text-box>
            <text:p><text:span text:style-name="T4">4</text:span><text:span text:style-name="T4"><text:tab/></text:span><text:span text:style-name="T4">a: </text:span><text:span text:style-name="T4">7</text:span></text:p>
            <text:p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1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(</text:span><text:span text:style-name="T2">g</text:span><text:span text:style-name="T2">l</text:span><text:span text:style-name="T2">o</text:span><text:span text:style-name="T2">b</text:span><text:span text:style-name="T2">a</text:span><text:span text:style-name="T2">l)</text:span></text:p>
            <text:p><text:span text:style-name="T2">0 </text:span><text:span text:style-name="T2"><text:tab/></text:span><text:span text:style-name="T2">b</text:span><text:span text:style-name="T2">: </text:span><text:span text:style-name="T2">3</text:span></text:p>
          </draw:text-box>
        </draw:frame>
        <draw:custom-shape draw:style-name="gr21" draw:text-style-name="P1" draw:layer="layout" svg:width="7.62cm" svg:height="1.27cm" svg:x="2.54cm" svg:y="8.35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27cm" svg:height="1.035cm" svg:x="25.361cm" svg:y="10.1cm">
          <text:p text:style-name="P11"><text:span text:style-name="T4">a4: 7 </text:span></text:p>
          <text:p text:style-name="P11"><text:span text:style-name="T4">b: 1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8.624cm" svg:height="10.476cm" svg:x="1.482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custom-shape draw:style-name="gr15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171cm" svg:height="0.962cm" svg:x="17.204cm" svg:y="13.335cm">
          <draw:text-box>
            <text:p>k0</text:p>
          </draw:text-box>
        </draw:frame>
        <draw:custom-shape draw:style-name="gr18" draw:text-style-name="P11" draw:layer="layout" svg:width="1.27cm" svg:height="1.035cm" svg:x="25.36cm" svg:y="12.8cm">
          <text:p text:style-name="P11"><text:span text:style-name="T4">a: g</text:span></text:p>
          <text:p text:style-name="P11"><text:span text:style-name="T4">b: 3</text:span></text:p>
          <draw:enhanced-geometry svg:viewBox="0 0 21600 21600" draw:type="rectangle" draw:enhanced-path="M 0 0 L 21600 0 21600 21600 0 21600 0 0 Z N"/>
        </draw:custom-shape>
        <draw:line draw:style-name="gr19" draw:text-style-name="P6" draw:layer="layout" svg:x1="22.225cm" svg:y1="13.435cm" svg:x2="25.36cm" svg:y2="13.435cm">
          <text:p/>
        </draw:lin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5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48cm" svg:height="2.94cm" svg:x="18.376cm" svg:y="9.86cm">
          <draw:text-box>
            <text:p><text:span text:style-name="T4">9</text:span><text:span text:style-name="T4"><text:tab/></text:span><text:span text:style-name="T4">a: </text:span><text:span text:style-name="T4">7</text:span></text:p>
            <text:p><text:span text:style-name="T4">8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7</text:span><text:span text:style-name="T4"><text:tab/></text:span><text:span text:style-name="T4">k</text:span><text:span text:style-name="T4">u: </text:span><text:span text:style-name="T4">g</text:span><text:span text:style-name="T4">o</text:span><text:span text:style-name="T4">1</text:span></text:p>
            <text:p><text:span text:style-name="T4">6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3</text:span></text:p>
            <text:p><text:span text:style-name="T2">5 </text:span><text:span text:style-name="T2"><text:tab/></text:span><text:span text:style-name="T2">b</text:span><text:span text:style-name="T2">:</text:span><text:span text:style-name="T2">1</text:span><text:span text:style-name="T2">2 </text:span></text:p>
          </draw:text-box>
        </draw:frame>
        <draw:frame draw:style-name="gr17" draw:text-style-name="P7" draw:layer="layout" svg:width="1.171cm" svg:height="0.962cm" svg:x="17.205cm" svg:y="10.635cm">
          <draw:text-box>
            <text:p>k1</text:p>
          </draw:text-box>
        </draw:frame>
        <draw:line draw:style-name="gr19" draw:text-style-name="P6" draw:layer="layout" svg:x1="22.226cm" svg:y1="10.735cm" svg:x2="25.361cm" svg:y2="10.735cm">
          <text:p/>
        </draw:line>
        <draw:frame draw:style-name="gr16" draw:text-style-name="P10" draw:layer="layout" svg:width="5.95cm" svg:height="2.94cm" svg:x="18.376cm" svg:y="12.56cm">
          <draw:text-box>
            <text:p><text:span text:style-name="T4">4</text:span><text:span text:style-name="T4"><text:tab/></text:span><text:span text:style-name="T4">a: </text:span><text:span text:style-name="T4">7</text:span></text:p>
            <text:p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1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(</text:span><text:span text:style-name="T2">g</text:span><text:span text:style-name="T2">l</text:span><text:span text:style-name="T2">o</text:span><text:span text:style-name="T2">b</text:span><text:span text:style-name="T2">a</text:span><text:span text:style-name="T2">l)</text:span></text:p>
            <text:p><text:span text:style-name="T2">0 </text:span><text:span text:style-name="T2"><text:tab/></text:span><text:span text:style-name="T2">b</text:span><text:span text:style-name="T2">: </text:span><text:span text:style-name="T2">3</text:span></text:p>
          </draw:text-box>
        </draw:frame>
        <draw:custom-shape draw:style-name="gr23" draw:text-style-name="P1" draw:layer="layout" svg:width="8.89cm" svg:height="3.81cm" svg:x="0.935cm" svg:y="3.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.985cm" svg:height="2.68cm" svg:x="17.342cm" svg:y="7.16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171cm" svg:height="0.962cm" svg:x="17.206cm" svg:y="7.935cm">
          <draw:text-box>
            <text:p>k2</text:p>
          </draw:text-box>
        </draw:frame>
        <draw:custom-shape draw:style-name="gr18" draw:text-style-name="P11" draw:layer="layout" svg:width="1.27cm" svg:height="1.035cm" svg:x="25.362cm" svg:y="7.4cm">
          <text:p text:style-name="P11"><text:span text:style-name="T4">a9:7</text:span></text:p>
          <text:p text:style-name="P11"><text:span text:style-name="T4">b: 21</text:span></text:p>
          <draw:enhanced-geometry svg:viewBox="0 0 21600 21600" draw:type="rectangle" draw:enhanced-path="M 0 0 L 21600 0 21600 21600 0 21600 0 0 Z N"/>
        </draw:custom-shape>
        <draw:line draw:style-name="gr19" draw:text-style-name="P6" draw:layer="layout" svg:x1="22.227cm" svg:y1="8.035cm" svg:x2="25.362cm" svg:y2="8.035cm">
          <text:p/>
        </draw:line>
        <draw:frame draw:style-name="gr16" draw:text-style-name="P10" draw:layer="layout" svg:width="5.48cm" svg:height="2.94cm" svg:x="18.376cm" svg:y="7.16cm">
          <draw:text-box>
            <text:p><text:span text:style-name="T4">1</text:span><text:span text:style-name="T4">4</text:span><text:span text:style-name="T4"><text:tab/></text:span><text:span text:style-name="T4">a: </text:span><text:span text:style-name="T4">7</text:span></text:p>
            <text:p><text:span text:style-name="T4">1</text:span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1</text:span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8</text:span></text:p>
            <text:p><text:span text:style-name="T4">1</text:span><text:span text:style-name="T4">1</text:span><text:span text:style-name="T2"><text:tab/></text:span><text:span text:style-name="T2">g</text:span><text:span text:style-name="T2">o</text:span><text:span text:style-name="T2">: </text:span><text:span text:style-name="T2">k</text:span><text:span text:style-name="T2">u</text:span><text:span text:style-name="T2">7</text:span></text:p>
            <text:p><text:span text:style-name="T2">1</text:span><text:span text:style-name="T2">0 </text:span><text:span text:style-name="T2"><text:tab/></text:span><text:span text:style-name="T2">b</text:span><text:span text:style-name="T2">: </text:span><text:span text:style-name="T2">2</text:span><text:span text:style-name="T2">1</text:span></text:p>
          </draw:text-box>
        </draw:frame>
        <draw:custom-shape draw:style-name="gr18" draw:text-style-name="P11" draw:layer="layout" svg:width="1.27cm" svg:height="1.035cm" svg:x="25.361cm" svg:y="10.1cm">
          <text:p text:style-name="P11"><text:span text:style-name="T4">a4: 7 </text:span></text:p>
          <text:p text:style-name="P11"><text:span text:style-name="T4">b: 1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8.624cm" svg:height="10.476cm" svg:x="1.482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custom-shape draw:style-name="gr15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171cm" svg:height="0.962cm" svg:x="17.204cm" svg:y="13.335cm">
          <draw:text-box>
            <text:p>k0</text:p>
          </draw:text-box>
        </draw:frame>
        <draw:custom-shape draw:style-name="gr18" draw:text-style-name="P11" draw:layer="layout" svg:width="1.27cm" svg:height="1.035cm" svg:x="25.36cm" svg:y="12.8cm">
          <text:p text:style-name="P11"><text:span text:style-name="T4">a: g</text:span></text:p>
          <text:p text:style-name="P11"><text:span text:style-name="T4">b: 3</text:span></text:p>
          <draw:enhanced-geometry svg:viewBox="0 0 21600 21600" draw:type="rectangle" draw:enhanced-path="M 0 0 L 21600 0 21600 21600 0 21600 0 0 Z N"/>
        </draw:custom-shape>
        <draw:line draw:style-name="gr19" draw:text-style-name="P6" draw:layer="layout" svg:x1="22.225cm" svg:y1="13.435cm" svg:x2="25.36cm" svg:y2="13.435cm">
          <text:p/>
        </draw:lin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5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48cm" svg:height="2.94cm" svg:x="18.376cm" svg:y="9.86cm">
          <draw:text-box>
            <text:p><text:span text:style-name="T4">9</text:span><text:span text:style-name="T4"><text:tab/></text:span><text:span text:style-name="T4">a: </text:span><text:span text:style-name="T4">7</text:span></text:p>
            <text:p><text:span text:style-name="T4">8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7</text:span><text:span text:style-name="T4"><text:tab/></text:span><text:span text:style-name="T4">k</text:span><text:span text:style-name="T4">u: </text:span><text:span text:style-name="T4">g</text:span><text:span text:style-name="T4">o</text:span><text:span text:style-name="T4">1</text:span></text:p>
            <text:p><text:span text:style-name="T4">6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3</text:span></text:p>
            <text:p><text:span text:style-name="T2">5 </text:span><text:span text:style-name="T2"><text:tab/></text:span><text:span text:style-name="T2">b</text:span><text:span text:style-name="T2">:</text:span><text:span text:style-name="T2">1</text:span><text:span text:style-name="T2">2 </text:span></text:p>
          </draw:text-box>
        </draw:frame>
        <draw:frame draw:style-name="gr17" draw:text-style-name="P7" draw:layer="layout" svg:width="1.171cm" svg:height="0.962cm" svg:x="17.205cm" svg:y="10.635cm">
          <draw:text-box>
            <text:p>k1</text:p>
          </draw:text-box>
        </draw:frame>
        <draw:line draw:style-name="gr19" draw:text-style-name="P6" draw:layer="layout" svg:x1="22.226cm" svg:y1="10.735cm" svg:x2="25.361cm" svg:y2="10.735cm">
          <text:p/>
        </draw:line>
        <draw:frame draw:style-name="gr16" draw:text-style-name="P10" draw:layer="layout" svg:width="5.95cm" svg:height="2.94cm" svg:x="18.376cm" svg:y="12.56cm">
          <draw:text-box>
            <text:p><text:span text:style-name="T4">4</text:span><text:span text:style-name="T4"><text:tab/></text:span><text:span text:style-name="T4">a: </text:span><text:span text:style-name="T4">7</text:span></text:p>
            <text:p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1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(</text:span><text:span text:style-name="T2">g</text:span><text:span text:style-name="T2">l</text:span><text:span text:style-name="T2">o</text:span><text:span text:style-name="T2">b</text:span><text:span text:style-name="T2">a</text:span><text:span text:style-name="T2">l)</text:span></text:p>
            <text:p><text:span text:style-name="T2">0 </text:span><text:span text:style-name="T2"><text:tab/></text:span><text:span text:style-name="T2">b</text:span><text:span text:style-name="T2">: </text:span><text:span text:style-name="T2">3</text:span></text:p>
          </draw:text-box>
        </draw:frame>
        <draw:custom-shape draw:style-name="gr24" draw:text-style-name="P1" draw:layer="layout" svg:width="6.985cm" svg:height="3.18cm" svg:x="17.342cm" svg:y="6.66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171cm" svg:height="0.962cm" svg:x="17.206cm" svg:y="7.935cm">
          <draw:text-box>
            <text:p>k2</text:p>
          </draw:text-box>
        </draw:frame>
        <draw:line draw:style-name="gr19" draw:text-style-name="P6" draw:layer="layout" svg:x1="22.227cm" svg:y1="8.035cm" svg:x2="25.362cm" svg:y2="8.035cm">
          <text:p/>
        </draw:line>
        <draw:frame draw:style-name="gr25" draw:text-style-name="P10" draw:layer="layout" svg:width="5.48cm" svg:height="3.257cm" svg:x="18.376cm" svg:y="6.66cm">
          <draw:text-box>
            <text:p><text:span text:style-name="T4">1</text:span><text:span text:style-name="T4">5</text:span><text:span text:style-name="T4"><text:tab/></text:span><text:span text:style-name="T4">b: </text:span><text:span text:style-name="T4">-</text:span><text:span text:style-name="T4">1</text:span><text:span text:style-name="T4">5</text:span></text:p>
            <text:p><text:span text:style-name="T4">1</text:span><text:span text:style-name="T4">4</text:span><text:span text:style-name="T4"><text:tab/></text:span><text:span text:style-name="T4">a: </text:span><text:span text:style-name="T4">7</text:span></text:p>
            <text:p><text:span text:style-name="T4">1</text:span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1</text:span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8</text:span></text:p>
            <text:p><text:span text:style-name="T4">1</text:span><text:span text:style-name="T4">1</text:span><text:span text:style-name="T2"><text:tab/></text:span><text:span text:style-name="T2">g</text:span><text:span text:style-name="T2">o</text:span><text:span text:style-name="T2">: </text:span><text:span text:style-name="T2">k</text:span><text:span text:style-name="T2">u</text:span><text:span text:style-name="T2">7</text:span></text:p>
            <text:p><text:span text:style-name="T2">1</text:span><text:span text:style-name="T2">0 </text:span><text:span text:style-name="T2"><text:tab/></text:span><text:span text:style-name="T2">b</text:span><text:span text:style-name="T2">: </text:span><text:span text:style-name="T2">2</text:span><text:span text:style-name="T2">1</text:span></text:p>
          </draw:text-box>
        </draw:frame>
        <draw:custom-shape draw:style-name="gr26" draw:text-style-name="P1" draw:layer="layout" svg:width="5.08cm" svg:height="2.54cm" svg:x="1.905cm" svg:y="9.5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27cm" svg:height="1.035cm" svg:x="25.363cm" svg:y="7.4cm">
          <text:p text:style-name="P11"><text:span text:style-name="T4">a9:7</text:span></text:p>
          <text:p text:style-name="P11"><text:span text:style-name="T4">b: 21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27cm" svg:height="1.035cm" svg:x="25.362cm" svg:y="10.1cm">
          <text:p text:style-name="P11"><text:span text:style-name="T4">a4: 7 </text:span></text:p>
          <text:p text:style-name="P11"><text:span text:style-name="T4">b: 1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8.624cm" svg:height="10.476cm" svg:x="1.482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custom-shape draw:style-name="gr15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171cm" svg:height="0.962cm" svg:x="17.204cm" svg:y="13.335cm">
          <draw:text-box>
            <text:p>k0</text:p>
          </draw:text-box>
        </draw:frame>
        <draw:line draw:style-name="gr19" draw:text-style-name="P6" draw:layer="layout" svg:x1="22.225cm" svg:y1="13.435cm" svg:x2="25.36cm" svg:y2="13.435cm">
          <text:p/>
        </draw:lin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5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48cm" svg:height="2.94cm" svg:x="18.376cm" svg:y="9.86cm">
          <draw:text-box>
            <text:p><text:span text:style-name="T4">9</text:span><text:span text:style-name="T4"><text:tab/></text:span><text:span text:style-name="T4">a: </text:span><text:span text:style-name="T4">7</text:span></text:p>
            <text:p><text:span text:style-name="T4">8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7</text:span><text:span text:style-name="T4"><text:tab/></text:span><text:span text:style-name="T4">k</text:span><text:span text:style-name="T4">u: </text:span><text:span text:style-name="T4">g</text:span><text:span text:style-name="T4">o</text:span><text:span text:style-name="T4">1</text:span></text:p>
            <text:p><text:span text:style-name="T4">6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3</text:span></text:p>
            <text:p><text:span text:style-name="T2">5 </text:span><text:span text:style-name="T2"><text:tab/></text:span><text:span text:style-name="T2">b</text:span><text:span text:style-name="T2">:</text:span><text:span text:style-name="T2">1</text:span><text:span text:style-name="T2">2 </text:span></text:p>
          </draw:text-box>
        </draw:frame>
        <draw:frame draw:style-name="gr17" draw:text-style-name="P7" draw:layer="layout" svg:width="1.171cm" svg:height="0.962cm" svg:x="17.205cm" svg:y="10.635cm">
          <draw:text-box>
            <text:p>k1</text:p>
          </draw:text-box>
        </draw:frame>
        <draw:line draw:style-name="gr19" draw:text-style-name="P6" draw:layer="layout" svg:x1="22.226cm" svg:y1="10.735cm" svg:x2="25.361cm" svg:y2="10.735cm">
          <text:p/>
        </draw:line>
        <draw:frame draw:style-name="gr16" draw:text-style-name="P10" draw:layer="layout" svg:width="5.95cm" svg:height="2.94cm" svg:x="18.376cm" svg:y="12.56cm">
          <draw:text-box>
            <text:p><text:span text:style-name="T4">4</text:span><text:span text:style-name="T4"><text:tab/></text:span><text:span text:style-name="T4">a: </text:span><text:span text:style-name="T4">7</text:span></text:p>
            <text:p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1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(</text:span><text:span text:style-name="T2">g</text:span><text:span text:style-name="T2">l</text:span><text:span text:style-name="T2">o</text:span><text:span text:style-name="T2">b</text:span><text:span text:style-name="T2">a</text:span><text:span text:style-name="T2">l)</text:span></text:p>
            <text:p><text:span text:style-name="T2">0 </text:span><text:span text:style-name="T2"><text:tab/></text:span><text:span text:style-name="T2">b</text:span><text:span text:style-name="T2">: </text:span><text:span text:style-name="T2">3</text:span></text:p>
          </draw:text-box>
        </draw:frame>
        <draw:custom-shape draw:style-name="gr27" draw:text-style-name="P1" draw:layer="layout" svg:width="6.985cm" svg:height="3.49cm" svg:x="17.342cm" svg:y="6.35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171cm" svg:height="0.962cm" svg:x="17.206cm" svg:y="7.935cm">
          <draw:text-box>
            <text:p>k2</text:p>
          </draw:text-box>
        </draw:frame>
        <draw:line draw:style-name="gr19" draw:text-style-name="P6" draw:layer="layout" svg:x1="22.227cm" svg:y1="8.035cm" svg:x2="25.362cm" svg:y2="8.035cm">
          <text:p/>
        </draw:line>
        <draw:frame draw:style-name="gr25" draw:text-style-name="P10" draw:layer="layout" svg:width="5.48cm" svg:height="3.257cm" svg:x="18.376cm" svg:y="6.66cm">
          <draw:text-box>
            <text:p><text:span text:style-name="T4">1</text:span><text:span text:style-name="T4">5</text:span><text:span text:style-name="T4"><text:tab/></text:span><text:span text:style-name="T4">b: </text:span><text:span text:style-name="T4">-</text:span><text:span text:style-name="T4">1</text:span><text:span text:style-name="T4">5</text:span></text:p>
            <text:p><text:span text:style-name="T4">1</text:span><text:span text:style-name="T4">4</text:span><text:span text:style-name="T4"><text:tab/></text:span><text:span text:style-name="T4">a: </text:span><text:span text:style-name="T4">7</text:span></text:p>
            <text:p><text:span text:style-name="T4">1</text:span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1</text:span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8</text:span></text:p>
            <text:p><text:span text:style-name="T4">1</text:span><text:span text:style-name="T4">1</text:span><text:span text:style-name="T2"><text:tab/></text:span><text:span text:style-name="T2">g</text:span><text:span text:style-name="T2">o</text:span><text:span text:style-name="T2">: </text:span><text:span text:style-name="T2">k</text:span><text:span text:style-name="T2">u</text:span><text:span text:style-name="T2">7</text:span></text:p>
            <text:p><text:span text:style-name="T2">1</text:span><text:span text:style-name="T2">0 </text:span><text:span text:style-name="T2"><text:tab/></text:span><text:span text:style-name="T2">b</text:span><text:span text:style-name="T2">: </text:span><text:span text:style-name="T2">2</text:span><text:span text:style-name="T2">1</text:span></text:p>
          </draw:text-box>
        </draw:frame>
        <draw:custom-shape draw:style-name="gr28" draw:text-style-name="P1" draw:layer="layout" svg:width="2.54cm" svg:height="0.635cm" svg:x="3.375cm" svg:y="10.69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905cm" svg:height="0.635cm" svg:x="19.685cm" svg:y="8.6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27cm" svg:height="1.035cm" svg:x="25.361cm" svg:y="12.8cm">
          <text:p text:style-name="P11"><text:span text:style-name="T4">a: </text:span><text:span text:style-name="T4">g</text:span></text:p>
          <text:p text:style-name="P11"><text:span text:style-name="T4">b: </text:span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27cm" svg:height="1.035cm" svg:x="25.364cm" svg:y="7.4cm">
          <text:p text:style-name="P11"><text:span text:style-name="T4">a9:7</text:span></text:p>
          <text:p text:style-name="P11"><text:span text:style-name="T4">b: 21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27cm" svg:height="1.035cm" svg:x="25.363cm" svg:y="10.1cm">
          <text:p text:style-name="P11"><text:span text:style-name="T4">a4: 7 </text:span></text:p>
          <text:p text:style-name="P11"><text:span text:style-name="T4">b: 1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8.624cm" svg:height="10.476cm" svg:x="1.482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custom-shape draw:style-name="gr15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171cm" svg:height="0.962cm" svg:x="17.204cm" svg:y="13.335cm">
          <draw:text-box>
            <text:p>k0</text:p>
          </draw:text-box>
        </draw:frame>
        <draw:line draw:style-name="gr19" draw:text-style-name="P6" draw:layer="layout" svg:x1="22.225cm" svg:y1="13.435cm" svg:x2="25.36cm" svg:y2="13.435cm">
          <text:p/>
        </draw:lin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5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48cm" svg:height="2.94cm" svg:x="18.376cm" svg:y="9.86cm">
          <draw:text-box>
            <text:p><text:span text:style-name="T4">9</text:span><text:span text:style-name="T4"><text:tab/></text:span><text:span text:style-name="T4">a: </text:span><text:span text:style-name="T4">7</text:span></text:p>
            <text:p><text:span text:style-name="T4">8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7</text:span><text:span text:style-name="T4"><text:tab/></text:span><text:span text:style-name="T4">k</text:span><text:span text:style-name="T4">u: </text:span><text:span text:style-name="T4">g</text:span><text:span text:style-name="T4">o</text:span><text:span text:style-name="T4">1</text:span></text:p>
            <text:p><text:span text:style-name="T4">6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3</text:span></text:p>
            <text:p><text:span text:style-name="T2">5 </text:span><text:span text:style-name="T2"><text:tab/></text:span><text:span text:style-name="T2">b</text:span><text:span text:style-name="T2">:</text:span><text:span text:style-name="T2">1</text:span><text:span text:style-name="T2">2 </text:span></text:p>
          </draw:text-box>
        </draw:frame>
        <draw:frame draw:style-name="gr17" draw:text-style-name="P7" draw:layer="layout" svg:width="1.171cm" svg:height="0.962cm" svg:x="17.205cm" svg:y="10.635cm">
          <draw:text-box>
            <text:p>k1</text:p>
          </draw:text-box>
        </draw:frame>
        <draw:line draw:style-name="gr19" draw:text-style-name="P6" draw:layer="layout" svg:x1="22.226cm" svg:y1="10.735cm" svg:x2="25.361cm" svg:y2="10.735cm">
          <text:p/>
        </draw:line>
        <draw:frame draw:style-name="gr16" draw:text-style-name="P10" draw:layer="layout" svg:width="5.95cm" svg:height="2.94cm" svg:x="18.376cm" svg:y="12.56cm">
          <draw:text-box>
            <text:p><text:span text:style-name="T4">4</text:span><text:span text:style-name="T4"><text:tab/></text:span><text:span text:style-name="T4">a: </text:span><text:span text:style-name="T4">7</text:span></text:p>
            <text:p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1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(</text:span><text:span text:style-name="T2">g</text:span><text:span text:style-name="T2">l</text:span><text:span text:style-name="T2">o</text:span><text:span text:style-name="T2">b</text:span><text:span text:style-name="T2">a</text:span><text:span text:style-name="T2">l)</text:span></text:p>
            <text:p><text:span text:style-name="T2">0 </text:span><text:span text:style-name="T2"><text:tab/></text:span><text:span text:style-name="T2">b</text:span><text:span text:style-name="T2">: </text:span><text:span text:style-name="T2">3</text:span></text:p>
          </draw:text-box>
        </draw:frame>
        <draw:custom-shape draw:style-name="gr27" draw:text-style-name="P1" draw:layer="layout" svg:width="6.985cm" svg:height="3.49cm" svg:x="17.342cm" svg:y="6.35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171cm" svg:height="0.962cm" svg:x="17.206cm" svg:y="7.935cm">
          <draw:text-box>
            <text:p>k2</text:p>
          </draw:text-box>
        </draw:frame>
        <draw:line draw:style-name="gr19" draw:text-style-name="P6" draw:layer="layout" svg:x1="22.227cm" svg:y1="8.035cm" svg:x2="25.362cm" svg:y2="8.035cm">
          <text:p/>
        </draw:line>
        <draw:frame draw:style-name="gr25" draw:text-style-name="P10" draw:layer="layout" svg:width="5.48cm" svg:height="3.257cm" svg:x="18.376cm" svg:y="6.66cm">
          <draw:text-box>
            <text:p><text:span text:style-name="T4">1</text:span><text:span text:style-name="T4">5</text:span><text:span text:style-name="T4"><text:tab/></text:span><text:span text:style-name="T4">b: </text:span><text:span text:style-name="T4">-</text:span><text:span text:style-name="T4">1</text:span><text:span text:style-name="T4">5</text:span></text:p>
            <text:p><text:span text:style-name="T4">1</text:span><text:span text:style-name="T4">4</text:span><text:span text:style-name="T4"><text:tab/></text:span><text:span text:style-name="T4">a: </text:span><text:span text:style-name="T4">7</text:span></text:p>
            <text:p><text:span text:style-name="T4">1</text:span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1</text:span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8</text:span></text:p>
            <text:p><text:span text:style-name="T4">1</text:span><text:span text:style-name="T4">1</text:span><text:span text:style-name="T2"><text:tab/></text:span><text:span text:style-name="T2">g</text:span><text:span text:style-name="T2">o</text:span><text:span text:style-name="T2">: </text:span><text:span text:style-name="T2">k</text:span><text:span text:style-name="T2">u</text:span><text:span text:style-name="T2">7</text:span></text:p>
            <text:p><text:span text:style-name="T2">1</text:span><text:span text:style-name="T2">0 </text:span><text:span text:style-name="T2"><text:tab/></text:span><text:span text:style-name="T2">b</text:span><text:span text:style-name="T2">: </text:span><text:span text:style-name="T2">2</text:span><text:span text:style-name="T2">1</text:span></text:p>
          </draw:text-box>
        </draw:frame>
        <draw:custom-shape draw:style-name="gr28" draw:text-style-name="P1" draw:layer="layout" svg:width="2.54cm" svg:height="0.635cm" svg:x="3.375cm" svg:y="10.69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905cm" svg:height="0.635cm" svg:x="19.685cm" svg:y="10.8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27cm" svg:height="1.035cm" svg:x="25.361cm" svg:y="12.8cm">
          <text:p text:style-name="P11"><text:span text:style-name="T4">a: g</text:span></text:p>
          <text:p text:style-name="P11"><text:span text:style-name="T4">b: 3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27cm" svg:height="1.035cm" svg:x="25.364cm" svg:y="7.4cm">
          <text:p text:style-name="P11"><text:span text:style-name="T4">a9:7</text:span></text:p>
          <text:p text:style-name="P11"><text:span text:style-name="T4">b: 21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27cm" svg:height="1.035cm" svg:x="25.363cm" svg:y="10.1cm">
          <text:p text:style-name="P11"><text:span text:style-name="T4">a4: 7 </text:span></text:p>
          <text:p text:style-name="P11"><text:span text:style-name="T4">b: 1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8.624cm" svg:height="10.476cm" svg:x="1.482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custom-shape draw:style-name="gr15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171cm" svg:height="0.962cm" svg:x="17.204cm" svg:y="13.335cm">
          <draw:text-box>
            <text:p>k0</text:p>
          </draw:text-box>
        </draw:frame>
        <draw:line draw:style-name="gr19" draw:text-style-name="P6" draw:layer="layout" svg:x1="22.225cm" svg:y1="13.435cm" svg:x2="25.36cm" svg:y2="13.435cm">
          <text:p/>
        </draw:lin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5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48cm" svg:height="2.94cm" svg:x="18.376cm" svg:y="9.86cm">
          <draw:text-box>
            <text:p><text:span text:style-name="T4">9</text:span><text:span text:style-name="T4"><text:tab/></text:span><text:span text:style-name="T4">a: </text:span><text:span text:style-name="T4">7</text:span></text:p>
            <text:p><text:span text:style-name="T4">8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7</text:span><text:span text:style-name="T4"><text:tab/></text:span><text:span text:style-name="T4">k</text:span><text:span text:style-name="T4">u: </text:span><text:span text:style-name="T4">g</text:span><text:span text:style-name="T4">o</text:span><text:span text:style-name="T4">1</text:span></text:p>
            <text:p><text:span text:style-name="T4">6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3</text:span></text:p>
            <text:p><text:span text:style-name="T2">5 </text:span><text:span text:style-name="T2"><text:tab/></text:span><text:span text:style-name="T2">b</text:span><text:span text:style-name="T2">:</text:span><text:span text:style-name="T2">1</text:span><text:span text:style-name="T2">2 </text:span></text:p>
          </draw:text-box>
        </draw:frame>
        <draw:frame draw:style-name="gr17" draw:text-style-name="P7" draw:layer="layout" svg:width="1.171cm" svg:height="0.962cm" svg:x="17.205cm" svg:y="10.635cm">
          <draw:text-box>
            <text:p>k1</text:p>
          </draw:text-box>
        </draw:frame>
        <draw:line draw:style-name="gr19" draw:text-style-name="P6" draw:layer="layout" svg:x1="22.226cm" svg:y1="10.735cm" svg:x2="25.361cm" svg:y2="10.735cm">
          <text:p/>
        </draw:line>
        <draw:frame draw:style-name="gr16" draw:text-style-name="P10" draw:layer="layout" svg:width="5.95cm" svg:height="2.94cm" svg:x="18.376cm" svg:y="12.56cm">
          <draw:text-box>
            <text:p><text:span text:style-name="T4">4</text:span><text:span text:style-name="T4"><text:tab/></text:span><text:span text:style-name="T4">a: </text:span><text:span text:style-name="T4">7</text:span></text:p>
            <text:p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1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(</text:span><text:span text:style-name="T2">g</text:span><text:span text:style-name="T2">l</text:span><text:span text:style-name="T2">o</text:span><text:span text:style-name="T2">b</text:span><text:span text:style-name="T2">a</text:span><text:span text:style-name="T2">l)</text:span></text:p>
            <text:p><text:span text:style-name="T2">0 </text:span><text:span text:style-name="T2"><text:tab/></text:span><text:span text:style-name="T2">b</text:span><text:span text:style-name="T2">: </text:span><text:span text:style-name="T2">3</text:span></text:p>
          </draw:text-box>
        </draw:frame>
        <draw:custom-shape draw:style-name="gr27" draw:text-style-name="P1" draw:layer="layout" svg:width="6.985cm" svg:height="3.49cm" svg:x="17.342cm" svg:y="6.35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171cm" svg:height="0.962cm" svg:x="17.206cm" svg:y="7.935cm">
          <draw:text-box>
            <text:p>k2</text:p>
          </draw:text-box>
        </draw:frame>
        <draw:line draw:style-name="gr19" draw:text-style-name="P6" draw:layer="layout" svg:x1="22.227cm" svg:y1="8.035cm" svg:x2="25.362cm" svg:y2="8.035cm">
          <text:p/>
        </draw:line>
        <draw:frame draw:style-name="gr25" draw:text-style-name="P10" draw:layer="layout" svg:width="5.48cm" svg:height="3.257cm" svg:x="18.376cm" svg:y="6.66cm">
          <draw:text-box>
            <text:p><text:span text:style-name="T4">1</text:span><text:span text:style-name="T4">5</text:span><text:span text:style-name="T4"><text:tab/></text:span><text:span text:style-name="T4">b: </text:span><text:span text:style-name="T4">-</text:span><text:span text:style-name="T4">1</text:span><text:span text:style-name="T4">5</text:span></text:p>
            <text:p><text:span text:style-name="T4">1</text:span><text:span text:style-name="T4">4</text:span><text:span text:style-name="T4"><text:tab/></text:span><text:span text:style-name="T4">a: </text:span><text:span text:style-name="T4">7</text:span></text:p>
            <text:p><text:span text:style-name="T4">1</text:span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1</text:span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8</text:span></text:p>
            <text:p><text:span text:style-name="T4">1</text:span><text:span text:style-name="T4">1</text:span><text:span text:style-name="T2"><text:tab/></text:span><text:span text:style-name="T2">g</text:span><text:span text:style-name="T2">o</text:span><text:span text:style-name="T2">: </text:span><text:span text:style-name="T2">k</text:span><text:span text:style-name="T2">u</text:span><text:span text:style-name="T2">7</text:span></text:p>
            <text:p><text:span text:style-name="T2">1</text:span><text:span text:style-name="T2">0 </text:span><text:span text:style-name="T2"><text:tab/></text:span><text:span text:style-name="T2">b</text:span><text:span text:style-name="T2">: </text:span><text:span text:style-name="T2">2</text:span><text:span text:style-name="T2">1</text:span></text:p>
          </draw:text-box>
        </draw:frame>
        <draw:custom-shape draw:style-name="gr28" draw:text-style-name="P1" draw:layer="layout" svg:width="2.54cm" svg:height="0.635cm" svg:x="3.375cm" svg:y="10.69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4.345cm" svg:height="0.635cm" svg:x="19.785cm" svg:y="14.0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27cm" svg:height="1.035cm" svg:x="25.361cm" svg:y="12.8cm">
          <text:p text:style-name="P11"><text:span text:style-name="T4">a: </text:span><text:span text:style-name="T4">g</text:span></text:p>
          <text:p text:style-name="P11"><text:span text:style-name="T4">b: </text:span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27cm" svg:height="1.035cm" svg:x="25.364cm" svg:y="7.4cm">
          <text:p text:style-name="P11"><text:span text:style-name="T4">a9:7</text:span></text:p>
          <text:p text:style-name="P11"><text:span text:style-name="T4">b: 21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27cm" svg:height="1.035cm" svg:x="25.363cm" svg:y="10.1cm">
          <text:p text:style-name="P11"><text:span text:style-name="T4">a4: 7 </text:span></text:p>
          <text:p text:style-name="P11"><text:span text:style-name="T4">b: 1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8.624cm" svg:height="10.476cm" svg:x="1.482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custom-shape draw:style-name="gr15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171cm" svg:height="0.962cm" svg:x="17.204cm" svg:y="13.335cm">
          <draw:text-box>
            <text:p>k0</text:p>
          </draw:text-box>
        </draw:frame>
        <draw:line draw:style-name="gr19" draw:text-style-name="P6" draw:layer="layout" svg:x1="22.225cm" svg:y1="13.435cm" svg:x2="25.36cm" svg:y2="13.435cm">
          <text:p/>
        </draw:lin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-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xml:id="id2" draw:id="id2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5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48cm" svg:height="2.94cm" svg:x="18.376cm" svg:y="9.86cm">
          <draw:text-box>
            <text:p><text:span text:style-name="T4">9</text:span><text:span text:style-name="T4"><text:tab/></text:span><text:span text:style-name="T4">a: </text:span><text:span text:style-name="T4">7</text:span></text:p>
            <text:p><text:span text:style-name="T4">8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7</text:span><text:span text:style-name="T4"><text:tab/></text:span><text:span text:style-name="T4">k</text:span><text:span text:style-name="T4">u: </text:span><text:span text:style-name="T4">g</text:span><text:span text:style-name="T4">o</text:span><text:span text:style-name="T4">1</text:span></text:p>
            <text:p><text:span text:style-name="T4">6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3</text:span></text:p>
            <text:p><text:span text:style-name="T2">5 </text:span><text:span text:style-name="T2"><text:tab/></text:span><text:span text:style-name="T2">b</text:span><text:span text:style-name="T2">:</text:span><text:span text:style-name="T2">1</text:span><text:span text:style-name="T2">2 </text:span></text:p>
          </draw:text-box>
        </draw:frame>
        <draw:frame draw:style-name="gr17" draw:text-style-name="P7" draw:layer="layout" svg:width="1.171cm" svg:height="0.962cm" svg:x="17.205cm" svg:y="10.635cm">
          <draw:text-box>
            <text:p>k1</text:p>
          </draw:text-box>
        </draw:frame>
        <draw:line draw:style-name="gr19" draw:text-style-name="P6" draw:layer="layout" svg:x1="22.226cm" svg:y1="10.735cm" svg:x2="25.361cm" svg:y2="10.735cm">
          <text:p/>
        </draw:line>
        <draw:frame draw:style-name="gr16" draw:text-style-name="P10" draw:layer="layout" svg:width="5.95cm" svg:height="2.94cm" svg:x="18.376cm" svg:y="12.56cm">
          <draw:text-box>
            <text:p><text:span text:style-name="T4">4</text:span><text:span text:style-name="T4"><text:tab/></text:span><text:span text:style-name="T4">a: </text:span><text:span text:style-name="T4">7</text:span></text:p>
            <text:p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1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(</text:span><text:span text:style-name="T2">g</text:span><text:span text:style-name="T2">l</text:span><text:span text:style-name="T2">o</text:span><text:span text:style-name="T2">b</text:span><text:span text:style-name="T2">a</text:span><text:span text:style-name="T2">l)</text:span></text:p>
            <text:p><text:span text:style-name="T2">0 </text:span><text:span text:style-name="T2"><text:tab/></text:span><text:span text:style-name="T2">b</text:span><text:span text:style-name="T2">: </text:span><text:span text:style-name="T2">3</text:span></text:p>
          </draw:text-box>
        </draw:frame>
        <draw:custom-shape draw:style-name="gr27" draw:text-style-name="P1" draw:layer="layout" svg:width="6.985cm" svg:height="3.49cm" svg:x="17.342cm" svg:y="6.35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171cm" svg:height="0.962cm" svg:x="17.206cm" svg:y="7.935cm">
          <draw:text-box>
            <text:p>k2</text:p>
          </draw:text-box>
        </draw:frame>
        <draw:line draw:style-name="gr19" draw:text-style-name="P6" draw:layer="layout" svg:x1="22.227cm" svg:y1="8.035cm" svg:x2="25.362cm" svg:y2="8.035cm">
          <text:p/>
        </draw:line>
        <draw:frame draw:style-name="gr25" draw:text-style-name="P10" draw:layer="layout" svg:width="5.48cm" svg:height="3.257cm" svg:x="18.376cm" svg:y="6.66cm">
          <draw:text-box>
            <text:p><text:span text:style-name="T4">1</text:span><text:span text:style-name="T4">5</text:span><text:span text:style-name="T4"><text:tab/></text:span><text:span text:style-name="T4">b: </text:span><text:span text:style-name="T4">-</text:span><text:span text:style-name="T4">1</text:span><text:span text:style-name="T4">5</text:span></text:p>
            <text:p><text:span text:style-name="T4">1</text:span><text:span text:style-name="T4">4</text:span><text:span text:style-name="T4"><text:tab/></text:span><text:span text:style-name="T4">a: </text:span><text:span text:style-name="T4">7</text:span></text:p>
            <text:p><text:span text:style-name="T4">1</text:span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1</text:span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8</text:span></text:p>
            <text:p><text:span text:style-name="T4">1</text:span><text:span text:style-name="T4">1</text:span><text:span text:style-name="T2"><text:tab/></text:span><text:span text:style-name="T2">g</text:span><text:span text:style-name="T2">o</text:span><text:span text:style-name="T2">: </text:span><text:span text:style-name="T2">k</text:span><text:span text:style-name="T2">u</text:span><text:span text:style-name="T2">7</text:span></text:p>
            <text:p><text:span text:style-name="T2">1</text:span><text:span text:style-name="T2">0 </text:span><text:span text:style-name="T2"><text:tab/></text:span><text:span text:style-name="T2">b</text:span><text:span text:style-name="T2">: </text:span><text:span text:style-name="T2">2</text:span><text:span text:style-name="T2">1</text:span></text:p>
          </draw:text-box>
        </draw:frame>
        <draw:custom-shape draw:style-name="gr31" draw:text-style-name="P1" draw:layer="layout" svg:width="4.645cm" svg:height="1.915cm" svg:x="1.27cm" svg:y="1.69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xml:id="id1" draw:id="id1" draw:layer="layout" svg:width="6.985cm" svg:height="1.895cm" svg:x="17.342cm" svg:y="4.445cm">
          <text:p/>
          <draw:enhanced-geometry svg:viewBox="0 0 21600 21600" draw:type="rectangle" draw:enhanced-path="M 0 0 L 21600 0 21600 21600 0 21600 0 0 Z N"/>
        </draw:custom-shape>
        <draw:frame draw:style-name="gr33" draw:text-style-name="P7" draw:layer="layout" svg:width="1.205cm" svg:height="0.962cm" svg:x="17.453cm" svg:y="4.845cm">
          <draw:text-box>
            <text:p>go</text:p>
          </draw:text-box>
        </draw:frame>
        <draw:frame draw:style-name="gr34" draw:text-style-name="P10" draw:layer="layout" svg:width="5.951cm" svg:height="1.673cm" svg:x="18.376cm" svg:y="4.861cm">
          <draw:text-box>
            <text:p><text:span text:style-name="T4">1</text:span><text:span text:style-name="T4">7</text:span><text:span text:style-name="T4"><text:tab/></text:span><text:span text:style-name="T4">b</text:span><text:span text:style-name="T4">(</text:span><text:span text:style-name="T4">gl</text:span><text:span text:style-name="T4">o</text:span><text:span text:style-name="T4">b</text:span><text:span text:style-name="T4">al</text:span><text:span text:style-name="T4">) </text:span><text:span text:style-name="T4">= </text:span><text:span text:style-name="T4">7</text:span><text:span text:style-name="T4">+</text:span><text:span text:style-name="T4">(-</text:span><text:span text:style-name="T4">8</text:span><text:span text:style-name="T4">) </text:span><text:span text:style-name="T4">= </text:span><text:span text:style-name="T4">-</text:span><text:span text:style-name="T4">1</text:span></text:p>
            <text:p><text:span text:style-name="T4">1</text:span><text:span text:style-name="T4">6</text:span><text:span text:style-name="T4"><text:tab/></text:span><text:span text:style-name="T4">c: </text:span><text:span text:style-name="T4">7</text:span><text:span text:style-name="T4">+</text:span><text:span text:style-name="T4">-</text:span><text:span text:style-name="T4">1</text:span><text:span text:style-name="T4">5</text:span><text:span text:style-name="T4">=</text:span><text:span text:style-name="T4">-</text:span><text:span text:style-name="T4">8</text:span><text:span text:style-name="T4"><text:tab/></text:span></text:p>
          </draw:text-box>
        </draw:frame>
        <draw:connector draw:style-name="gr35" draw:text-style-name="P1" draw:layer="layout" svg:x1="17.342cm" svg:y1="5.392cm" svg:x2="16.51cm" svg:y2="13.802cm" draw:start-shape="id1" draw:start-glue-point="3" draw:end-shape="id2" draw:end-glue-point="1" svg:d="M17342 5392h-502v4277h170v4133h-500" svg:viewBox="0 0 833 8411">
          <text:p/>
        </draw:connector>
        <draw:custom-shape draw:style-name="gr18" draw:text-style-name="P11" draw:layer="layout" svg:width="1.27cm" svg:height="1.035cm" svg:x="25.361cm" svg:y="12.8cm">
          <text:p text:style-name="P11"><text:span text:style-name="T4">a: g</text:span></text:p>
          <text:p text:style-name="P11"><text:span text:style-name="T4">b: 3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27cm" svg:height="1.035cm" svg:x="25.364cm" svg:y="7.4cm">
          <text:p text:style-name="P11"><text:span text:style-name="T4">a9:7</text:span></text:p>
          <text:p text:style-name="P11"><text:span text:style-name="T4">b: 21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27cm" svg:height="1.035cm" svg:x="25.363cm" svg:y="10.1cm">
          <text:p text:style-name="P11"><text:span text:style-name="T4">a4: 7 </text:span></text:p>
          <text:p text:style-name="P11"><text:span text:style-name="T4">b: 12</text:span></text:p>
          <draw:enhanced-geometry svg:viewBox="0 0 21600 21600" draw:type="rectangle" draw:enhanced-path="M 0 0 L 21600 0 21600 21600 0 21600 0 0 Z N"/>
        </draw:custom-shape>
        <draw:frame draw:style-name="gr36" draw:text-style-name="P12" draw:layer="layout" svg:width="11.064cm" svg:height="1.673cm" svg:x="12.7cm" svg:y="2.54cm">
          <draw:text-box>
            <text:p>b(global) como estaba en la clausura </text:p>
            <text:p>De meha entonces cambia su valor</text:p>
          </draw:text-box>
        </draw:frame>
        <presentation:notes draw:style-name="dp2">
          <draw:page-thumbnail draw:style-name="gr14" draw:layer="layout" svg:width="18.624cm" svg:height="10.476cm" svg:x="1.482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custom-shape draw:style-name="gr15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171cm" svg:height="0.962cm" svg:x="17.204cm" svg:y="13.335cm">
          <draw:text-box>
            <text:p>k0</text:p>
          </draw:text-box>
        </draw:frame>
        <draw:line draw:style-name="gr19" draw:text-style-name="P6" draw:layer="layout" svg:x1="22.225cm" svg:y1="13.435cm" svg:x2="25.36cm" svg:y2="13.435cm">
          <text:p/>
        </draw:line>
        <draw:custom-shape draw:style-name="gr15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48cm" svg:height="2.94cm" svg:x="18.376cm" svg:y="9.86cm">
          <draw:text-box>
            <text:p><text:span text:style-name="T4">9</text:span><text:span text:style-name="T4"><text:tab/></text:span><text:span text:style-name="T4">a: </text:span><text:span text:style-name="T4">7</text:span></text:p>
            <text:p><text:span text:style-name="T4">8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7</text:span><text:span text:style-name="T4"><text:tab/></text:span><text:span text:style-name="T4">k</text:span><text:span text:style-name="T4">u: </text:span><text:span text:style-name="T4">g</text:span><text:span text:style-name="T4">o</text:span><text:span text:style-name="T4">1</text:span></text:p>
            <text:p><text:span text:style-name="T4">6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3</text:span></text:p>
            <text:p><text:span text:style-name="T2">5 </text:span><text:span text:style-name="T2"><text:tab/></text:span><text:span text:style-name="T2">b</text:span><text:span text:style-name="T2">:</text:span><text:span text:style-name="T2">1</text:span><text:span text:style-name="T2">2 </text:span></text:p>
          </draw:text-box>
        </draw:frame>
        <draw:frame draw:style-name="gr17" draw:text-style-name="P7" draw:layer="layout" svg:width="1.171cm" svg:height="0.962cm" svg:x="17.205cm" svg:y="10.635cm">
          <draw:text-box>
            <text:p>k1</text:p>
          </draw:text-box>
        </draw:frame>
        <draw:line draw:style-name="gr19" draw:text-style-name="P6" draw:layer="layout" svg:x1="22.226cm" svg:y1="10.735cm" svg:x2="25.361cm" svg:y2="10.735cm">
          <text:p/>
        </draw:line>
        <draw:frame draw:style-name="gr16" draw:text-style-name="P10" draw:layer="layout" svg:width="5.95cm" svg:height="2.94cm" svg:x="18.376cm" svg:y="12.56cm">
          <draw:text-box>
            <text:p><text:span text:style-name="T4">4</text:span><text:span text:style-name="T4"><text:tab/></text:span><text:span text:style-name="T4">a: </text:span><text:span text:style-name="T4">7</text:span></text:p>
            <text:p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1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(</text:span><text:span text:style-name="T2">g</text:span><text:span text:style-name="T2">l</text:span><text:span text:style-name="T2">o</text:span><text:span text:style-name="T2">b</text:span><text:span text:style-name="T2">a</text:span><text:span text:style-name="T2">l)</text:span></text:p>
            <text:p><text:span text:style-name="T2">0 </text:span><text:span text:style-name="T2"><text:tab/></text:span><text:span text:style-name="T2">b</text:span><text:span text:style-name="T2">: </text:span><text:span text:style-name="T2">3</text:span></text:p>
          </draw:text-box>
        </draw:frame>
        <draw:custom-shape draw:style-name="gr27" draw:text-style-name="P1" draw:layer="layout" svg:width="6.985cm" svg:height="3.49cm" svg:x="17.342cm" svg:y="6.35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171cm" svg:height="0.962cm" svg:x="17.206cm" svg:y="7.935cm">
          <draw:text-box>
            <text:p>k2</text:p>
          </draw:text-box>
        </draw:frame>
        <draw:line draw:style-name="gr19" draw:text-style-name="P6" draw:layer="layout" svg:x1="22.227cm" svg:y1="8.035cm" svg:x2="25.362cm" svg:y2="8.035cm">
          <text:p/>
        </draw:line>
        <draw:frame draw:style-name="gr25" draw:text-style-name="P10" draw:layer="layout" svg:width="5.48cm" svg:height="3.257cm" svg:x="18.376cm" svg:y="6.66cm">
          <draw:text-box>
            <text:p><text:span text:style-name="T4">1</text:span><text:span text:style-name="T4">5</text:span><text:span text:style-name="T4"><text:tab/></text:span><text:span text:style-name="T4">b: </text:span><text:span text:style-name="T4">-</text:span><text:span text:style-name="T4">1</text:span><text:span text:style-name="T4">5</text:span></text:p>
            <text:p><text:span text:style-name="T4">1</text:span><text:span text:style-name="T4">4</text:span><text:span text:style-name="T4"><text:tab/></text:span><text:span text:style-name="T4">a: </text:span><text:span text:style-name="T4">7</text:span></text:p>
            <text:p><text:span text:style-name="T4">1</text:span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1</text:span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8</text:span></text:p>
            <text:p><text:span text:style-name="T4">1</text:span><text:span text:style-name="T4">1</text:span><text:span text:style-name="T2"><text:tab/></text:span><text:span text:style-name="T2">g</text:span><text:span text:style-name="T2">o</text:span><text:span text:style-name="T2">: </text:span><text:span text:style-name="T2">k</text:span><text:span text:style-name="T2">u</text:span><text:span text:style-name="T2">7</text:span></text:p>
            <text:p><text:span text:style-name="T2">1</text:span><text:span text:style-name="T2">0 </text:span><text:span text:style-name="T2"><text:tab/></text:span><text:span text:style-name="T2">b</text:span><text:span text:style-name="T2">: </text:span><text:span text:style-name="T2">2</text:span><text:span text:style-name="T2">1</text:span></text:p>
          </draw:text-box>
        </draw:frame>
        <draw:custom-shape draw:style-name="gr37" draw:text-style-name="P1" draw:layer="layout" svg:width="2.045cm" svg:height="0.735cm" svg:x="3.77cm" svg:y="10.69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-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8" draw:text-style-name="P11" draw:layer="layout" svg:width="1.27cm" svg:height="1.035cm" svg:x="25.361cm" svg:y="12.8cm">
          <text:p text:style-name="P11"><text:span text:style-name="T4">a: g</text:span></text:p>
          <text:p text:style-name="P11"><text:span text:style-name="T4">b: 3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27cm" svg:height="1.035cm" svg:x="25.364cm" svg:y="7.4cm">
          <text:p text:style-name="P11"><text:span text:style-name="T4">a</text:span><text:span text:style-name="T4">9</text:span><text:span text:style-name="T4">:</text:span><text:span text:style-name="T4">7</text:span></text:p>
          <text:p text:style-name="P11"><text:span text:style-name="T4">b</text:span><text:span text:style-name="T4">: </text:span><text:span text:style-name="T4">2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27cm" svg:height="1.035cm" svg:x="25.363cm" svg:y="10.1cm">
          <text:p text:style-name="P11"><text:span text:style-name="T4">a4: 7 </text:span></text:p>
          <text:p text:style-name="P11"><text:span text:style-name="T4">b: 1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8.624cm" svg:height="10.476cm" svg:x="1.482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custom-shape draw:style-name="gr15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171cm" svg:height="0.962cm" svg:x="17.204cm" svg:y="13.335cm">
          <draw:text-box>
            <text:p>k0</text:p>
          </draw:text-box>
        </draw:frame>
        <draw:line draw:style-name="gr19" draw:text-style-name="P6" draw:layer="layout" svg:x1="22.225cm" svg:y1="13.435cm" svg:x2="25.36cm" svg:y2="13.435cm">
          <text:p/>
        </draw:line>
        <draw:custom-shape draw:style-name="gr15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48cm" svg:height="2.94cm" svg:x="18.376cm" svg:y="9.86cm">
          <draw:text-box>
            <text:p><text:span text:style-name="T4">9</text:span><text:span text:style-name="T4"><text:tab/></text:span><text:span text:style-name="T4">a: </text:span><text:span text:style-name="T4">7</text:span></text:p>
            <text:p><text:span text:style-name="T4">8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7</text:span><text:span text:style-name="T4"><text:tab/></text:span><text:span text:style-name="T4">k</text:span><text:span text:style-name="T4">u: </text:span><text:span text:style-name="T4">g</text:span><text:span text:style-name="T4">o</text:span><text:span text:style-name="T4">1</text:span></text:p>
            <text:p><text:span text:style-name="T4">6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3</text:span></text:p>
            <text:p><text:span text:style-name="T2">5 </text:span><text:span text:style-name="T2"><text:tab/></text:span><text:span text:style-name="T2">b</text:span><text:span text:style-name="T2">:</text:span><text:span text:style-name="T2">1</text:span><text:span text:style-name="T2">2 </text:span></text:p>
          </draw:text-box>
        </draw:frame>
        <draw:frame draw:style-name="gr17" draw:text-style-name="P7" draw:layer="layout" svg:width="1.171cm" svg:height="0.962cm" svg:x="17.205cm" svg:y="10.635cm">
          <draw:text-box>
            <text:p>k1</text:p>
          </draw:text-box>
        </draw:frame>
        <draw:line draw:style-name="gr19" draw:text-style-name="P6" draw:layer="layout" svg:x1="22.226cm" svg:y1="10.735cm" svg:x2="25.361cm" svg:y2="10.735cm">
          <text:p/>
        </draw:line>
        <draw:frame draw:style-name="gr16" draw:text-style-name="P10" draw:layer="layout" svg:width="5.95cm" svg:height="2.94cm" svg:x="18.376cm" svg:y="12.56cm">
          <draw:text-box>
            <text:p><text:span text:style-name="T4">4</text:span><text:span text:style-name="T4"><text:tab/></text:span><text:span text:style-name="T4">a: </text:span><text:span text:style-name="T4">7</text:span></text:p>
            <text:p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1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(</text:span><text:span text:style-name="T2">g</text:span><text:span text:style-name="T2">l</text:span><text:span text:style-name="T2">o</text:span><text:span text:style-name="T2">b</text:span><text:span text:style-name="T2">a</text:span><text:span text:style-name="T2">l)</text:span></text:p>
            <text:p><text:span text:style-name="T2">0 </text:span><text:span text:style-name="T2"><text:tab/></text:span><text:span text:style-name="T2">b</text:span><text:span text:style-name="T2">: </text:span><text:span text:style-name="T2">3</text:span></text:p>
          </draw:text-box>
        </draw:frame>
        <draw:custom-shape draw:style-name="gr27" draw:text-style-name="P1" draw:layer="layout" svg:width="6.985cm" svg:height="3.49cm" svg:x="17.342cm" svg:y="6.35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171cm" svg:height="0.962cm" svg:x="17.206cm" svg:y="7.935cm">
          <draw:text-box>
            <text:p>k2</text:p>
          </draw:text-box>
        </draw:frame>
        <draw:line draw:style-name="gr19" draw:text-style-name="P6" draw:layer="layout" svg:x1="22.227cm" svg:y1="8.035cm" svg:x2="25.362cm" svg:y2="8.035cm">
          <text:p/>
        </draw:line>
        <draw:frame draw:style-name="gr25" draw:text-style-name="P10" draw:layer="layout" svg:width="5.48cm" svg:height="3.257cm" svg:x="18.376cm" svg:y="6.66cm">
          <draw:text-box>
            <text:p><text:span text:style-name="T4">1</text:span><text:span text:style-name="T4">5</text:span><text:span text:style-name="T4"><text:tab/></text:span><text:span text:style-name="T4">b: </text:span><text:span text:style-name="T4">-</text:span><text:span text:style-name="T4">1</text:span><text:span text:style-name="T4">5</text:span></text:p>
            <text:p><text:span text:style-name="T4">1</text:span><text:span text:style-name="T4">4</text:span><text:span text:style-name="T4"><text:tab/></text:span><text:span text:style-name="T4">a: </text:span><text:span text:style-name="T4">7</text:span></text:p>
            <text:p><text:span text:style-name="T4">1</text:span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1</text:span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8</text:span></text:p>
            <text:p><text:span text:style-name="T4">1</text:span><text:span text:style-name="T4">1</text:span><text:span text:style-name="T2"><text:tab/></text:span><text:span text:style-name="T2">g</text:span><text:span text:style-name="T2">o</text:span><text:span text:style-name="T2">: </text:span><text:span text:style-name="T2">k</text:span><text:span text:style-name="T2">u</text:span><text:span text:style-name="T2">7</text:span></text:p>
            <text:p><text:span text:style-name="T2">1</text:span><text:span text:style-name="T2">0 </text:span><text:span text:style-name="T2"><text:tab/></text:span><text:span text:style-name="T2">b</text:span><text:span text:style-name="T2">: </text:span><text:span text:style-name="T2">2</text:span><text:span text:style-name="T2">1</text:span></text:p>
          </draw:text-box>
        </draw:frame>
        <draw:custom-shape draw:style-name="gr37" draw:text-style-name="P1" draw:layer="layout" svg:width="2.045cm" svg:height="0.735cm" svg:x="3.77cm" svg:y="11.19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54cm" svg:height="0.635cm" svg:x="19.685cm" svg:y="8.15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-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8" draw:text-style-name="P11" draw:layer="layout" svg:width="1.27cm" svg:height="1.035cm" svg:x="25.361cm" svg:y="12.8cm">
          <text:p text:style-name="P11"><text:span text:style-name="T4">a: g</text:span></text:p>
          <text:p text:style-name="P11"><text:span text:style-name="T4">b: 3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27cm" svg:height="1.035cm" svg:x="25.364cm" svg:y="7.4cm">
          <text:p text:style-name="P11"><text:span text:style-name="T4">a</text:span><text:span text:style-name="T4">9:</text:span><text:span text:style-name="T4">7</text:span></text:p>
          <text:p text:style-name="P11"><text:span text:style-name="T4">b: </text:span><text:span text:style-name="T4">2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27cm" svg:height="1.035cm" svg:x="25.363cm" svg:y="10.1cm">
          <text:p text:style-name="P11"><text:span text:style-name="T4">a4: 7 </text:span></text:p>
          <text:p text:style-name="P11"><text:span text:style-name="T4">b: 1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8.624cm" svg:height="10.476cm" svg:x="1.482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custom-shape draw:style-name="gr15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171cm" svg:height="0.962cm" svg:x="17.204cm" svg:y="13.335cm">
          <draw:text-box>
            <text:p>k0</text:p>
          </draw:text-box>
        </draw:frame>
        <draw:line draw:style-name="gr19" draw:text-style-name="P6" draw:layer="layout" svg:x1="22.225cm" svg:y1="13.435cm" svg:x2="25.36cm" svg:y2="13.435cm">
          <text:p/>
        </draw:line>
        <draw:custom-shape draw:style-name="gr15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48cm" svg:height="2.94cm" svg:x="18.376cm" svg:y="9.86cm">
          <draw:text-box>
            <text:p><text:span text:style-name="T4">9</text:span><text:span text:style-name="T4"><text:tab/></text:span><text:span text:style-name="T4">a: </text:span><text:span text:style-name="T4">7</text:span></text:p>
            <text:p><text:span text:style-name="T4">8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7</text:span><text:span text:style-name="T4"><text:tab/></text:span><text:span text:style-name="T4">k</text:span><text:span text:style-name="T4">u: </text:span><text:span text:style-name="T4">g</text:span><text:span text:style-name="T4">o</text:span><text:span text:style-name="T4">1</text:span></text:p>
            <text:p><text:span text:style-name="T4">6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3</text:span></text:p>
            <text:p><text:span text:style-name="T2">5 </text:span><text:span text:style-name="T2"><text:tab/></text:span><text:span text:style-name="T2">b</text:span><text:span text:style-name="T2">:</text:span><text:span text:style-name="T2">1</text:span><text:span text:style-name="T2">2 </text:span></text:p>
          </draw:text-box>
        </draw:frame>
        <draw:frame draw:style-name="gr17" draw:text-style-name="P7" draw:layer="layout" svg:width="1.171cm" svg:height="0.962cm" svg:x="17.205cm" svg:y="10.635cm">
          <draw:text-box>
            <text:p>k1</text:p>
          </draw:text-box>
        </draw:frame>
        <draw:line draw:style-name="gr19" draw:text-style-name="P6" draw:layer="layout" svg:x1="22.226cm" svg:y1="10.735cm" svg:x2="25.361cm" svg:y2="10.735cm">
          <text:p/>
        </draw:line>
        <draw:frame draw:style-name="gr16" draw:text-style-name="P10" draw:layer="layout" svg:width="5.95cm" svg:height="2.94cm" svg:x="18.376cm" svg:y="12.56cm">
          <draw:text-box>
            <text:p><text:span text:style-name="T4">4</text:span><text:span text:style-name="T4"><text:tab/></text:span><text:span text:style-name="T4">a: </text:span><text:span text:style-name="T4">7</text:span></text:p>
            <text:p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1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(</text:span><text:span text:style-name="T2">g</text:span><text:span text:style-name="T2">l</text:span><text:span text:style-name="T2">o</text:span><text:span text:style-name="T2">b</text:span><text:span text:style-name="T2">a</text:span><text:span text:style-name="T2">l)</text:span></text:p>
            <text:p><text:span text:style-name="T2">0 </text:span><text:span text:style-name="T2"><text:tab/></text:span><text:span text:style-name="T2">b</text:span><text:span text:style-name="T2">: </text:span><text:span text:style-name="T2">3</text:span></text:p>
          </draw:text-box>
        </draw:frame>
        <draw:custom-shape draw:style-name="gr27" draw:text-style-name="P1" draw:layer="layout" svg:width="6.985cm" svg:height="3.49cm" svg:x="17.342cm" svg:y="6.35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171cm" svg:height="0.962cm" svg:x="17.206cm" svg:y="7.935cm">
          <draw:text-box>
            <text:p>k2</text:p>
          </draw:text-box>
        </draw:frame>
        <draw:line draw:style-name="gr19" draw:text-style-name="P6" draw:layer="layout" svg:x1="22.227cm" svg:y1="8.035cm" svg:x2="25.362cm" svg:y2="8.035cm">
          <text:p/>
        </draw:line>
        <draw:frame draw:style-name="gr25" draw:text-style-name="P10" draw:layer="layout" svg:width="5.48cm" svg:height="3.257cm" svg:x="18.376cm" svg:y="6.66cm">
          <draw:text-box>
            <text:p><text:span text:style-name="T4">1</text:span><text:span text:style-name="T4">5</text:span><text:span text:style-name="T4"><text:tab/></text:span><text:span text:style-name="T4">b: </text:span><text:span text:style-name="T4">-</text:span><text:span text:style-name="T4">1</text:span><text:span text:style-name="T4">5</text:span></text:p>
            <text:p><text:span text:style-name="T4">1</text:span><text:span text:style-name="T4">4</text:span><text:span text:style-name="T4"><text:tab/></text:span><text:span text:style-name="T4">a: </text:span><text:span text:style-name="T4">7</text:span></text:p>
            <text:p><text:span text:style-name="T4">1</text:span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1</text:span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8</text:span></text:p>
            <text:p><text:span text:style-name="T4">1</text:span><text:span text:style-name="T4">1</text:span><text:span text:style-name="T2"><text:tab/></text:span><text:span text:style-name="T2">g</text:span><text:span text:style-name="T2">o</text:span><text:span text:style-name="T2">: </text:span><text:span text:style-name="T2">k</text:span><text:span text:style-name="T2">u</text:span><text:span text:style-name="T2">7</text:span></text:p>
            <text:p><text:span text:style-name="T2">1</text:span><text:span text:style-name="T2">0 </text:span><text:span text:style-name="T2"><text:tab/></text:span><text:span text:style-name="T2">b</text:span><text:span text:style-name="T2">: </text:span><text:span text:style-name="T2">2</text:span><text:span text:style-name="T2">1</text:span></text:p>
          </draw:text-box>
        </draw:frame>
        <draw:custom-shape draw:style-name="gr37" draw:text-style-name="P1" draw:layer="layout" svg:width="2.045cm" svg:height="0.735cm" svg:x="3.77cm" svg:y="11.19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84cm" svg:height="0.635cm" svg:x="19.685cm" svg:y="10.35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-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8" draw:text-style-name="P11" draw:layer="layout" svg:width="1.27cm" svg:height="1.035cm" svg:x="25.361cm" svg:y="12.8cm">
          <text:p text:style-name="P11"><text:span text:style-name="T4">a: </text:span><text:span text:style-name="T4">g</text:span></text:p>
          <text:p text:style-name="P11"><text:span text:style-name="T4">b: </text:span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27cm" svg:height="1.035cm" svg:x="25.364cm" svg:y="7.4cm">
          <text:p text:style-name="P11"><text:span text:style-name="T4">a9:7</text:span></text:p>
          <text:p text:style-name="P11"><text:span text:style-name="T4">b: 21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27cm" svg:height="1.035cm" svg:x="25.363cm" svg:y="10.1cm">
          <text:p text:style-name="P11"><text:span text:style-name="T4">a4: 7 </text:span></text:p>
          <text:p text:style-name="P11"><text:span text:style-name="T4">b: 1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8.624cm" svg:height="10.476cm" svg:x="1.482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custom-shape draw:style-name="gr15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1.171cm" svg:height="0.962cm" svg:x="17.204cm" svg:y="13.335cm">
          <draw:text-box>
            <text:p><text:span text:style-name="T5">k</text:span><text:span text:style-name="T5">0</text:span></text:p>
          </draw:text-box>
        </draw:frame>
        <draw:line draw:style-name="gr19" draw:text-style-name="P6" draw:layer="layout" svg:x1="22.225cm" svg:y1="13.435cm" svg:x2="25.36cm" svg:y2="13.435cm">
          <text:p/>
        </draw:line>
        <draw:custom-shape draw:style-name="gr15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48cm" svg:height="2.94cm" svg:x="18.376cm" svg:y="9.86cm">
          <draw:text-box>
            <text:p><text:span text:style-name="T4">9</text:span><text:span text:style-name="T4"><text:tab/></text:span><text:span text:style-name="T4">a: </text:span><text:span text:style-name="T4">7</text:span></text:p>
            <text:p><text:span text:style-name="T4">8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7</text:span><text:span text:style-name="T4"><text:tab/></text:span><text:span text:style-name="T4">k</text:span><text:span text:style-name="T4">u: </text:span><text:span text:style-name="T4">g</text:span><text:span text:style-name="T4">o</text:span><text:span text:style-name="T4">1</text:span></text:p>
            <text:p><text:span text:style-name="T4">6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3</text:span></text:p>
            <text:p><text:span text:style-name="T2">5 </text:span><text:span text:style-name="T2"><text:tab/></text:span><text:span text:style-name="T2">b</text:span><text:span text:style-name="T2">:</text:span><text:span text:style-name="T2">1</text:span><text:span text:style-name="T2">2 </text:span></text:p>
          </draw:text-box>
        </draw:frame>
        <draw:frame draw:style-name="gr17" draw:text-style-name="P13" draw:layer="layout" svg:width="1.171cm" svg:height="0.962cm" svg:x="17.205cm" svg:y="10.635cm">
          <draw:text-box>
            <text:p><text:span text:style-name="T5">k</text:span><text:span text:style-name="T5">1</text:span></text:p>
          </draw:text-box>
        </draw:frame>
        <draw:line draw:style-name="gr19" draw:text-style-name="P6" draw:layer="layout" svg:x1="22.226cm" svg:y1="10.735cm" svg:x2="25.361cm" svg:y2="10.735cm">
          <text:p/>
        </draw:line>
        <draw:frame draw:style-name="gr16" draw:text-style-name="P10" draw:layer="layout" svg:width="5.95cm" svg:height="2.94cm" svg:x="18.376cm" svg:y="12.56cm">
          <draw:text-box>
            <text:p><text:span text:style-name="T4">4</text:span><text:span text:style-name="T4"><text:tab/></text:span><text:span text:style-name="T4">a: </text:span><text:span text:style-name="T4">7</text:span></text:p>
            <text:p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1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(</text:span><text:span text:style-name="T2">g</text:span><text:span text:style-name="T2">l</text:span><text:span text:style-name="T2">o</text:span><text:span text:style-name="T2">b</text:span><text:span text:style-name="T2">a</text:span><text:span text:style-name="T2">l)</text:span></text:p>
            <text:p><text:span text:style-name="T2">0 </text:span><text:span text:style-name="T2"><text:tab/></text:span><text:span text:style-name="T2">b</text:span><text:span text:style-name="T2">: </text:span><text:span text:style-name="T2">3</text:span></text:p>
          </draw:text-box>
        </draw:frame>
        <draw:custom-shape draw:style-name="gr27" draw:text-style-name="P1" draw:layer="layout" svg:width="6.985cm" svg:height="3.49cm" svg:x="17.342cm" svg:y="6.35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1.171cm" svg:height="0.962cm" svg:x="17.206cm" svg:y="7.935cm">
          <draw:text-box>
            <text:p><text:span text:style-name="T5">k</text:span><text:span text:style-name="T5">2</text:span></text:p>
          </draw:text-box>
        </draw:frame>
        <draw:line draw:style-name="gr19" draw:text-style-name="P6" draw:layer="layout" svg:x1="22.227cm" svg:y1="8.035cm" svg:x2="25.362cm" svg:y2="8.035cm">
          <text:p/>
        </draw:line>
        <draw:frame draw:style-name="gr25" draw:text-style-name="P10" draw:layer="layout" svg:width="5.48cm" svg:height="3.257cm" svg:x="18.376cm" svg:y="6.66cm">
          <draw:text-box>
            <text:p><text:span text:style-name="T4">1</text:span><text:span text:style-name="T4">5</text:span><text:span text:style-name="T4"><text:tab/></text:span><text:span text:style-name="T4">b: </text:span><text:span text:style-name="T4">-</text:span><text:span text:style-name="T4">1</text:span><text:span text:style-name="T4">5</text:span></text:p>
            <text:p><text:span text:style-name="T4">1</text:span><text:span text:style-name="T4">4</text:span><text:span text:style-name="T4"><text:tab/></text:span><text:span text:style-name="T4">a: </text:span><text:span text:style-name="T4">7</text:span></text:p>
            <text:p><text:span text:style-name="T4">1</text:span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1</text:span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8</text:span></text:p>
            <text:p><text:span text:style-name="T4">1</text:span><text:span text:style-name="T4">1</text:span><text:span text:style-name="T2"><text:tab/></text:span><text:span text:style-name="T2">g</text:span><text:span text:style-name="T2">o</text:span><text:span text:style-name="T2">: </text:span><text:span text:style-name="T2">k</text:span><text:span text:style-name="T2">u</text:span><text:span text:style-name="T2">7</text:span></text:p>
            <text:p><text:span text:style-name="T2">1</text:span><text:span text:style-name="T2">0 </text:span><text:span text:style-name="T2"><text:tab/></text:span><text:span text:style-name="T2">b</text:span><text:span text:style-name="T2">: </text:span><text:span text:style-name="T2">2</text:span><text:span text:style-name="T2">1</text:span></text:p>
          </draw:text-box>
        </draw:frame>
        <draw:custom-shape draw:style-name="gr31" draw:text-style-name="P1" draw:layer="layout" svg:width="4.645cm" svg:height="1.915cm" svg:x="2.07cm" svg:y="4.49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xml:id="id3" draw:id="id3" draw:layer="layout" svg:width="6.985cm" svg:height="1.895cm" svg:x="17.342cm" svg:y="4.445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1.171cm" svg:height="0.962cm" svg:x="17.453cm" svg:y="4.845cm">
          <draw:text-box>
            <text:p><text:span text:style-name="T5">k</text:span><text:span text:style-name="T5">u</text:span></text:p>
          </draw:text-box>
        </draw:frame>
        <draw:frame draw:style-name="gr34" draw:text-style-name="P10" draw:layer="layout" svg:width="6.389cm" svg:height="1.673cm" svg:x="18.376cm" svg:y="4.861cm">
          <draw:text-box>
            <text:p><text:span text:style-name="T4">1</text:span><text:span text:style-name="T4">7</text:span><text:span text:style-name="T4"><text:tab/></text:span><text:span text:style-name="T4">a</text:span><text:span text:style-name="T4">4 </text:span><text:span text:style-name="T4">= </text:span><text:span text:style-name="T4">-</text:span><text:span text:style-name="T4">1</text:span><text:span text:style-name="T4">5</text:span><text:span text:style-name="T4">-</text:span><text:span text:style-name="T4">2</text:span><text:span text:style-name="T4">2</text:span><text:span text:style-name="T4">= </text:span><text:span text:style-name="T4">-</text:span><text:span text:style-name="T4">4</text:span><text:span text:style-name="T4">7</text:span></text:p>
            <text:p><text:span text:style-name="T4">1</text:span><text:span text:style-name="T4">6</text:span><text:span text:style-name="T4"><text:tab/></text:span><text:span text:style-name="T4">c: </text:span><text:span text:style-name="T4">7</text:span><text:span text:style-name="T4">-</text:span><text:span text:style-name="T4">(-</text:span><text:span text:style-name="T4">1</text:span><text:span text:style-name="T4">5</text:span><text:span text:style-name="T4">)</text:span><text:span text:style-name="T4">=</text:span><text:span text:style-name="T4">2</text:span><text:span text:style-name="T4">2</text:span><text:span text:style-name="T4"><text:tab/></text:span></text:p>
          </draw:text-box>
        </draw:frame>
        <draw:connector draw:style-name="gr35" draw:text-style-name="P1" draw:layer="layout" svg:x1="24.327cm" svg:y1="5.392cm" svg:x2="27.17cm" svg:y2="10.617cm" draw:start-shape="id3" draw:start-glue-point="1" draw:end-shape="id4" draw:end-glue-point="1" svg:d="M24327 5392h3343v5225h-500" svg:viewBox="0 0 3344 5226">
          <text:p/>
        </draw:connector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-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8" draw:text-style-name="P11" draw:layer="layout" svg:width="1.27cm" svg:height="1.035cm" svg:x="25.361cm" svg:y="12.8cm">
          <text:p text:style-name="P11"><text:span text:style-name="T4">a: g</text:span></text:p>
          <text:p text:style-name="P11"><text:span text:style-name="T4">b: 3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27cm" svg:height="1.035cm" svg:x="25.364cm" svg:y="7.4cm">
          <text:p text:style-name="P11"><text:span text:style-name="T4">a9:7</text:span></text:p>
          <text:p text:style-name="P11"><text:span text:style-name="T4">b: 21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xml:id="id4" draw:id="id4" draw:layer="layout" svg:width="1.807cm" svg:height="1.035cm" svg:x="25.363cm" svg:y="10.1cm">
          <text:p text:style-name="P11"><text:span text:style-name="T4">a4: -47 </text:span></text:p>
          <text:p text:style-name="P11"><text:span text:style-name="T4">b: 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6" draw:layer="layout" svg:x1="20.855cm" svg:y1="12.6cm" svg:x2="20.22cm" svg:y2="13.135cm">
          <text:p/>
        </draw:line>
        <draw:frame draw:style-name="gr36" draw:text-style-name="P14" draw:layer="layout" svg:width="1.116cm" svg:height="0.725cm" svg:x="20.755cm" svg:y="12.6cm">
          <draw:text-box>
            <text:p><text:span text:style-name="T4">-</text:span><text:span text:style-name="T4">4</text:span><text:span text:style-name="T4">7</text:span></text:p>
          </draw:text-box>
        </draw:frame>
        <presentation:notes draw:style-name="dp2">
          <draw:page-thumbnail draw:style-name="gr14" draw:layer="layout" svg:width="18.624cm" svg:height="10.476cm" svg:x="1.482cm" svg:y="2.123cm" draw:page-number="1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custom-shape draw:style-name="gr15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1.171cm" svg:height="0.962cm" svg:x="17.204cm" svg:y="13.335cm">
          <draw:text-box>
            <text:p><text:span text:style-name="T5">k</text:span><text:span text:style-name="T5">0</text:span></text:p>
          </draw:text-box>
        </draw:frame>
        <draw:line draw:style-name="gr19" draw:text-style-name="P6" draw:layer="layout" svg:x1="22.225cm" svg:y1="13.435cm" svg:x2="25.36cm" svg:y2="13.435cm">
          <text:p/>
        </draw:line>
        <draw:custom-shape draw:style-name="gr15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48cm" svg:height="2.94cm" svg:x="18.376cm" svg:y="9.86cm">
          <draw:text-box>
            <text:p><text:span text:style-name="T4">9</text:span><text:span text:style-name="T4"><text:tab/></text:span><text:span text:style-name="T4">a: </text:span><text:span text:style-name="T4">7</text:span></text:p>
            <text:p><text:span text:style-name="T4">8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7</text:span><text:span text:style-name="T4"><text:tab/></text:span><text:span text:style-name="T4">k</text:span><text:span text:style-name="T4">u: </text:span><text:span text:style-name="T4">g</text:span><text:span text:style-name="T4">o</text:span><text:span text:style-name="T4">1</text:span></text:p>
            <text:p><text:span text:style-name="T4">6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3</text:span></text:p>
            <text:p><text:span text:style-name="T2">5 </text:span><text:span text:style-name="T2"><text:tab/></text:span><text:span text:style-name="T2">b</text:span><text:span text:style-name="T2">:</text:span><text:span text:style-name="T2">1</text:span><text:span text:style-name="T2">2 </text:span></text:p>
          </draw:text-box>
        </draw:frame>
        <draw:frame draw:style-name="gr17" draw:text-style-name="P13" draw:layer="layout" svg:width="1.171cm" svg:height="0.962cm" svg:x="17.205cm" svg:y="10.635cm">
          <draw:text-box>
            <text:p><text:span text:style-name="T5">k</text:span><text:span text:style-name="T5">1</text:span></text:p>
          </draw:text-box>
        </draw:frame>
        <draw:line draw:style-name="gr19" draw:text-style-name="P6" draw:layer="layout" svg:x1="22.226cm" svg:y1="10.735cm" svg:x2="25.361cm" svg:y2="10.735cm">
          <text:p/>
        </draw:line>
        <draw:frame draw:style-name="gr16" draw:text-style-name="P10" draw:layer="layout" svg:width="5.95cm" svg:height="2.94cm" svg:x="18.376cm" svg:y="12.56cm">
          <draw:text-box>
            <text:p><text:span text:style-name="T4">4</text:span><text:span text:style-name="T4"><text:tab/></text:span><text:span text:style-name="T4">a: </text:span><text:span text:style-name="T4">7</text:span></text:p>
            <text:p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1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(</text:span><text:span text:style-name="T2">g</text:span><text:span text:style-name="T2">l</text:span><text:span text:style-name="T2">o</text:span><text:span text:style-name="T2">b</text:span><text:span text:style-name="T2">a</text:span><text:span text:style-name="T2">l)</text:span></text:p>
            <text:p><text:span text:style-name="T2">0 </text:span><text:span text:style-name="T2"><text:tab/></text:span><text:span text:style-name="T2">b</text:span><text:span text:style-name="T2">: </text:span><text:span text:style-name="T2">3</text:span></text:p>
          </draw:text-box>
        </draw:frame>
        <draw:custom-shape draw:style-name="gr27" draw:text-style-name="P1" draw:layer="layout" svg:width="6.985cm" svg:height="3.49cm" svg:x="17.342cm" svg:y="6.35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1.171cm" svg:height="0.962cm" svg:x="17.206cm" svg:y="7.935cm">
          <draw:text-box>
            <text:p><text:span text:style-name="T5">k</text:span><text:span text:style-name="T5">2</text:span></text:p>
          </draw:text-box>
        </draw:frame>
        <draw:line draw:style-name="gr19" draw:text-style-name="P6" draw:layer="layout" svg:x1="22.227cm" svg:y1="8.035cm" svg:x2="25.362cm" svg:y2="8.035cm">
          <text:p/>
        </draw:line>
        <draw:frame draw:style-name="gr25" draw:text-style-name="P10" draw:layer="layout" svg:width="5.48cm" svg:height="3.257cm" svg:x="18.376cm" svg:y="6.66cm">
          <draw:text-box>
            <text:p><text:span text:style-name="T4">1</text:span><text:span text:style-name="T4">5</text:span><text:span text:style-name="T4"><text:tab/></text:span><text:span text:style-name="T4">b: </text:span><text:span text:style-name="T4">-</text:span><text:span text:style-name="T4">1</text:span><text:span text:style-name="T4">5</text:span></text:p>
            <text:p><text:span text:style-name="T4">1</text:span><text:span text:style-name="T4">4</text:span><text:span text:style-name="T4"><text:tab/></text:span><text:span text:style-name="T4">a: </text:span><text:span text:style-name="T4">7</text:span></text:p>
            <text:p><text:span text:style-name="T4">1</text:span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1</text:span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8</text:span></text:p>
            <text:p><text:span text:style-name="T4">1</text:span><text:span text:style-name="T4">1</text:span><text:span text:style-name="T2"><text:tab/></text:span><text:span text:style-name="T2">g</text:span><text:span text:style-name="T2">o</text:span><text:span text:style-name="T2">: </text:span><text:span text:style-name="T2">k</text:span><text:span text:style-name="T2">u</text:span><text:span text:style-name="T2">7</text:span></text:p>
            <text:p><text:span text:style-name="T2">1</text:span><text:span text:style-name="T2">0 </text:span><text:span text:style-name="T2"><text:tab/></text:span><text:span text:style-name="T2">b</text:span><text:span text:style-name="T2">: </text:span><text:span text:style-name="T2">2</text:span><text:span text:style-name="T2">1</text:span></text:p>
          </draw:text-box>
        </draw:frame>
        <draw:custom-shape draw:style-name="gr28" draw:text-style-name="P1" draw:layer="layout" svg:width="2.54cm" svg:height="0.635cm" svg:x="3.61cm" svg:y="11.23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-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8" draw:text-style-name="P11" draw:layer="layout" svg:width="1.27cm" svg:height="1.035cm" svg:x="25.361cm" svg:y="12.8cm">
          <text:p text:style-name="P11"><text:span text:style-name="T4">a: </text:span><text:span text:style-name="T4">g</text:span></text:p>
          <text:p text:style-name="P11"><text:span text:style-name="T4">b: </text:span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27cm" svg:height="1.035cm" svg:x="25.364cm" svg:y="7.4cm">
          <text:p text:style-name="P11"><text:span text:style-name="T4">a9:7</text:span></text:p>
          <text:p text:style-name="P11"><text:span text:style-name="T4">b: 21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1.807cm" svg:height="1.035cm" svg:x="25.363cm" svg:y="10.1cm">
          <text:p text:style-name="P11"><text:span text:style-name="T4">a4: -47 </text:span></text:p>
          <text:p text:style-name="P11"><text:span text:style-name="T4">b: 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6" draw:layer="layout" svg:x1="20.855cm" svg:y1="12.6cm" svg:x2="20.22cm" svg:y2="13.135cm">
          <text:p/>
        </draw:line>
        <draw:frame draw:style-name="gr36" draw:text-style-name="P14" draw:layer="layout" svg:width="1.116cm" svg:height="0.725cm" svg:x="20.755cm" svg:y="12.6cm">
          <draw:text-box>
            <text:p><text:span text:style-name="T4">-</text:span><text:span text:style-name="T4">4</text:span><text:span text:style-name="T4">7</text:span></text:p>
          </draw:text-box>
        </draw:frame>
        <presentation:notes draw:style-name="dp2">
          <draw:page-thumbnail draw:style-name="gr14" draw:layer="layout" svg:width="18.624cm" svg:height="10.476cm" svg:x="1.482cm" svg:y="2.123cm" draw:page-number="1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custom-shape draw:style-name="gr15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1.171cm" svg:height="0.962cm" svg:x="17.204cm" svg:y="13.335cm">
          <draw:text-box>
            <text:p><text:span text:style-name="T5">k</text:span><text:span text:style-name="T5">0</text:span></text:p>
          </draw:text-box>
        </draw:frame>
        <draw:line draw:style-name="gr19" draw:text-style-name="P6" draw:layer="layout" svg:x1="22.225cm" svg:y1="13.435cm" svg:x2="25.36cm" svg:y2="13.435cm">
          <text:p/>
        </draw:line>
        <draw:custom-shape draw:style-name="gr15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48cm" svg:height="2.94cm" svg:x="18.376cm" svg:y="9.86cm">
          <draw:text-box>
            <text:p><text:span text:style-name="T4">9</text:span><text:span text:style-name="T4"><text:tab/></text:span><text:span text:style-name="T4">a: </text:span><text:span text:style-name="T4">7</text:span></text:p>
            <text:p><text:span text:style-name="T4">8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7</text:span><text:span text:style-name="T4"><text:tab/></text:span><text:span text:style-name="T4">k</text:span><text:span text:style-name="T4">u: </text:span><text:span text:style-name="T4">g</text:span><text:span text:style-name="T4">o</text:span><text:span text:style-name="T4">1</text:span></text:p>
            <text:p><text:span text:style-name="T4">6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3</text:span></text:p>
            <text:p><text:span text:style-name="T2">5 </text:span><text:span text:style-name="T2"><text:tab/></text:span><text:span text:style-name="T2">b</text:span><text:span text:style-name="T2">:</text:span><text:span text:style-name="T2">1</text:span><text:span text:style-name="T2">2 </text:span></text:p>
          </draw:text-box>
        </draw:frame>
        <draw:frame draw:style-name="gr17" draw:text-style-name="P13" draw:layer="layout" svg:width="1.171cm" svg:height="0.962cm" svg:x="17.205cm" svg:y="10.635cm">
          <draw:text-box>
            <text:p><text:span text:style-name="T5">k</text:span><text:span text:style-name="T5">1</text:span></text:p>
          </draw:text-box>
        </draw:frame>
        <draw:line draw:style-name="gr19" draw:text-style-name="P6" draw:layer="layout" svg:x1="22.226cm" svg:y1="10.735cm" svg:x2="25.361cm" svg:y2="10.735cm">
          <text:p/>
        </draw:line>
        <draw:frame draw:style-name="gr16" draw:text-style-name="P10" draw:layer="layout" svg:width="5.95cm" svg:height="2.94cm" svg:x="18.376cm" svg:y="12.56cm">
          <draw:text-box>
            <text:p><text:span text:style-name="T4">4</text:span><text:span text:style-name="T4"><text:tab/></text:span><text:span text:style-name="T4">a: </text:span><text:span text:style-name="T4">7</text:span></text:p>
            <text:p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1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(</text:span><text:span text:style-name="T2">g</text:span><text:span text:style-name="T2">l</text:span><text:span text:style-name="T2">o</text:span><text:span text:style-name="T2">b</text:span><text:span text:style-name="T2">a</text:span><text:span text:style-name="T2">l)</text:span></text:p>
            <text:p><text:span text:style-name="T2">0 </text:span><text:span text:style-name="T2"><text:tab/></text:span><text:span text:style-name="T2">b</text:span><text:span text:style-name="T2">: </text:span><text:span text:style-name="T2">3</text:span></text:p>
          </draw:text-box>
        </draw:frame>
        <draw:custom-shape draw:style-name="gr15" draw:text-style-name="P1" draw:layer="layout" svg:width="6.985cm" svg:height="2.68cm" svg:x="17.342cm" svg:y="7.16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1.171cm" svg:height="0.962cm" svg:x="17.206cm" svg:y="7.935cm">
          <draw:text-box>
            <text:p><text:span text:style-name="T5">k</text:span><text:span text:style-name="T5">2</text:span></text:p>
          </draw:text-box>
        </draw:frame>
        <draw:line draw:style-name="gr19" draw:text-style-name="P6" draw:layer="layout" svg:x1="22.227cm" svg:y1="8.035cm" svg:x2="25.362cm" svg:y2="8.035cm">
          <text:p/>
        </draw:line>
        <draw:frame draw:style-name="gr16" draw:text-style-name="P10" draw:layer="layout" svg:width="5.48cm" svg:height="2.94cm" svg:x="18.376cm" svg:y="7.16cm">
          <draw:text-box>
            <text:p><text:span text:style-name="T4">1</text:span><text:span text:style-name="T4">4</text:span><text:span text:style-name="T4"><text:tab/></text:span><text:span text:style-name="T4">a: </text:span><text:span text:style-name="T4">7</text:span></text:p>
            <text:p><text:span text:style-name="T4">1</text:span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1</text:span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8</text:span></text:p>
            <text:p><text:span text:style-name="T4">1</text:span><text:span text:style-name="T4">1</text:span><text:span text:style-name="T2"><text:tab/></text:span><text:span text:style-name="T2">g</text:span><text:span text:style-name="T2">o</text:span><text:span text:style-name="T2">: </text:span><text:span text:style-name="T2">k</text:span><text:span text:style-name="T2">u</text:span><text:span text:style-name="T2">7</text:span></text:p>
            <text:p><text:span text:style-name="T2">1</text:span><text:span text:style-name="T2">0 </text:span><text:span text:style-name="T2"><text:tab/></text:span><text:span text:style-name="T2">b</text:span><text:span text:style-name="T2">: </text:span><text:span text:style-name="T2">2</text:span><text:span text:style-name="T2">1</text:span></text:p>
          </draw:text-box>
        </draw:frame>
        <draw:custom-shape draw:style-name="gr41" draw:text-style-name="P1" draw:layer="layout" svg:width="2.91cm" svg:height="0.635cm" svg:x="2.105cm" svg:y="12.3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08cm" svg:height="4.445cm" svg:x="11.43cm" svg:y="2.54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.259cm" svg:height="0.962cm" svg:x="12.786cm" svg:y="1.705cm">
          <draw:text-box>
            <text:p>Salida</text:p>
          </draw:text-box>
        </draw:frame>
        <draw:frame draw:style-name="gr44" draw:text-style-name="P7" draw:layer="layout" svg:width="2.09cm" svg:height="1.673cm" svg:x="12.065cm" svg:y="3.175cm">
          <draw:text-box>
            <text:p>7 <text:s text:c="2"/>21</text:p>
            <text:p/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-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8" draw:text-style-name="P11" draw:layer="layout" svg:width="1.27cm" svg:height="1.035cm" svg:x="25.361cm" svg:y="12.8cm">
          <text:p text:style-name="P11"><text:span text:style-name="T4">a: </text:span><text:span text:style-name="T4">g</text:span></text:p>
          <text:p text:style-name="P11"><text:span text:style-name="T4">b: </text:span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27cm" svg:height="1.035cm" svg:x="25.364cm" svg:y="7.4cm">
          <text:p text:style-name="P11"><text:span text:style-name="T4">a9:7</text:span></text:p>
          <text:p text:style-name="P11"><text:span text:style-name="T4">b: 21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1.807cm" svg:height="1.035cm" svg:x="25.363cm" svg:y="10.1cm">
          <text:p text:style-name="P11"><text:span text:style-name="T4">a4: -47 </text:span></text:p>
          <text:p text:style-name="P11"><text:span text:style-name="T4">b: 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6" draw:layer="layout" svg:x1="20.855cm" svg:y1="12.6cm" svg:x2="20.22cm" svg:y2="13.135cm">
          <text:p/>
        </draw:line>
        <draw:frame draw:style-name="gr36" draw:text-style-name="P14" draw:layer="layout" svg:width="1.116cm" svg:height="0.725cm" svg:x="20.755cm" svg:y="12.6cm">
          <draw:text-box>
            <text:p><text:span text:style-name="T4">-</text:span><text:span text:style-name="T4">4</text:span><text:span text:style-name="T4">7</text:span></text:p>
          </draw:text-box>
        </draw:frame>
        <presentation:notes draw:style-name="dp2">
          <draw:page-thumbnail draw:style-name="gr14" draw:layer="layout" svg:width="18.624cm" svg:height="10.476cm" svg:x="1.482cm" svg:y="2.123cm" draw:page-number="1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custom-shape draw:style-name="gr15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1.171cm" svg:height="0.962cm" svg:x="17.204cm" svg:y="13.335cm">
          <draw:text-box>
            <text:p><text:span text:style-name="T5">k</text:span><text:span text:style-name="T5">0</text:span></text:p>
          </draw:text-box>
        </draw:frame>
        <draw:line draw:style-name="gr19" draw:text-style-name="P6" draw:layer="layout" svg:x1="22.225cm" svg:y1="13.435cm" svg:x2="25.36cm" svg:y2="13.435cm">
          <text:p/>
        </draw:line>
        <draw:custom-shape draw:style-name="gr15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48cm" svg:height="2.94cm" svg:x="18.376cm" svg:y="9.86cm">
          <draw:text-box>
            <text:p><text:span text:style-name="T4">9</text:span><text:span text:style-name="T4"><text:tab/></text:span><text:span text:style-name="T4">a: </text:span><text:span text:style-name="T4">7</text:span></text:p>
            <text:p><text:span text:style-name="T4">8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7</text:span><text:span text:style-name="T4"><text:tab/></text:span><text:span text:style-name="T4">k</text:span><text:span text:style-name="T4">u: </text:span><text:span text:style-name="T4">g</text:span><text:span text:style-name="T4">o</text:span><text:span text:style-name="T4">1</text:span></text:p>
            <text:p><text:span text:style-name="T4">6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3</text:span></text:p>
            <text:p><text:span text:style-name="T2">5 </text:span><text:span text:style-name="T2"><text:tab/></text:span><text:span text:style-name="T2">b</text:span><text:span text:style-name="T2">:</text:span><text:span text:style-name="T2">1</text:span><text:span text:style-name="T2">2 </text:span></text:p>
          </draw:text-box>
        </draw:frame>
        <draw:frame draw:style-name="gr17" draw:text-style-name="P13" draw:layer="layout" svg:width="1.171cm" svg:height="0.962cm" svg:x="17.205cm" svg:y="10.635cm">
          <draw:text-box>
            <text:p><text:span text:style-name="T5">k</text:span><text:span text:style-name="T5">1</text:span></text:p>
          </draw:text-box>
        </draw:frame>
        <draw:line draw:style-name="gr19" draw:text-style-name="P6" draw:layer="layout" svg:x1="22.226cm" svg:y1="10.735cm" svg:x2="25.361cm" svg:y2="10.735cm">
          <text:p/>
        </draw:line>
        <draw:frame draw:style-name="gr16" draw:text-style-name="P10" draw:layer="layout" svg:width="5.95cm" svg:height="2.94cm" svg:x="18.376cm" svg:y="12.56cm">
          <draw:text-box>
            <text:p><text:span text:style-name="T4">4</text:span><text:span text:style-name="T4"><text:tab/></text:span><text:span text:style-name="T4">a: </text:span><text:span text:style-name="T4">7</text:span></text:p>
            <text:p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1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(</text:span><text:span text:style-name="T2">g</text:span><text:span text:style-name="T2">l</text:span><text:span text:style-name="T2">o</text:span><text:span text:style-name="T2">b</text:span><text:span text:style-name="T2">a</text:span><text:span text:style-name="T2">l)</text:span></text:p>
            <text:p><text:span text:style-name="T2">0 </text:span><text:span text:style-name="T2"><text:tab/></text:span><text:span text:style-name="T2">b</text:span><text:span text:style-name="T2">: </text:span><text:span text:style-name="T2">3</text:span></text:p>
          </draw:text-box>
        </draw:frame>
        <draw:custom-shape draw:style-name="gr45" draw:text-style-name="P1" draw:layer="layout" svg:width="7.92cm" svg:height="1.37cm" svg:x="1.905cm" svg:y="8.35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08cm" svg:height="4.445cm" svg:x="11.43cm" svg:y="2.54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.259cm" svg:height="0.962cm" svg:x="12.786cm" svg:y="1.705cm">
          <draw:text-box>
            <text:p>Salida</text:p>
          </draw:text-box>
        </draw:frame>
        <draw:frame draw:style-name="gr44" draw:text-style-name="P7" draw:layer="layout" svg:width="2.09cm" svg:height="1.673cm" svg:x="12.065cm" svg:y="3.175cm">
          <draw:text-box>
            <text:p>7 <text:s text:c="2"/>21</text:p>
            <text:p/>
          </draw:text-box>
        </draw:frame>
        <draw:line draw:style-name="gr40" draw:text-style-name="P6" draw:layer="layout" svg:x1="20.855cm" svg:y1="12.6cm" svg:x2="20.22cm" svg:y2="13.135cm">
          <text:p/>
        </draw:line>
        <draw:frame draw:style-name="gr36" draw:text-style-name="P14" draw:layer="layout" svg:width="1.116cm" svg:height="0.725cm" svg:x="20.755cm" svg:y="12.6cm">
          <draw:text-box>
            <text:p><text:span text:style-name="T4">-</text:span><text:span text:style-name="T4">4</text:span><text:span text:style-name="T4">7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-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8" draw:text-style-name="P11" draw:layer="layout" svg:width="1.27cm" svg:height="1.035cm" svg:x="25.361cm" svg:y="12.8cm">
          <text:p text:style-name="P11"><text:span text:style-name="T4">a: </text:span><text:span text:style-name="T4">g</text:span></text:p>
          <text:p text:style-name="P11"><text:span text:style-name="T4">b: </text:span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1.807cm" svg:height="1.035cm" svg:x="25.363cm" svg:y="10.1cm">
          <text:p text:style-name="P11"><text:span text:style-name="T4">a</text:span><text:span text:style-name="T4">4: </text:span><text:span text:style-name="T4">-</text:span><text:span text:style-name="T4">4</text:span><text:span text:style-name="T4">7 </text:span></text:p>
          <text:p text:style-name="P11"><text:span text:style-name="T4">b: </text:span><text:span text:style-name="T4">1</text:span><text:span text:style-name="T4">2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4" draw:layer="layout" svg:width="18.624cm" svg:height="10.476cm" svg:x="1.482cm" svg:y="2.123cm" draw:page-number="1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custom-shape draw:style-name="gr15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1.171cm" svg:height="0.962cm" svg:x="17.204cm" svg:y="13.335cm">
          <draw:text-box>
            <text:p><text:span text:style-name="T5">k</text:span><text:span text:style-name="T5">0</text:span></text:p>
          </draw:text-box>
        </draw:frame>
        <draw:line draw:style-name="gr19" draw:text-style-name="P6" draw:layer="layout" svg:x1="22.225cm" svg:y1="13.435cm" svg:x2="25.36cm" svg:y2="13.435cm">
          <text:p/>
        </draw:line>
        <draw:custom-shape draw:style-name="gr15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5.48cm" svg:height="2.94cm" svg:x="18.376cm" svg:y="9.86cm">
          <draw:text-box>
            <text:p><text:span text:style-name="T4">9</text:span><text:span text:style-name="T4"><text:tab/></text:span><text:span text:style-name="T4">a: </text:span><text:span text:style-name="T4">7</text:span></text:p>
            <text:p><text:span text:style-name="T4">8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7</text:span><text:span text:style-name="T4"><text:tab/></text:span><text:span text:style-name="T4">k</text:span><text:span text:style-name="T4">u: </text:span><text:span text:style-name="T4">g</text:span><text:span text:style-name="T4">o</text:span><text:span text:style-name="T4">1</text:span></text:p>
            <text:p><text:span text:style-name="T4">6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3</text:span></text:p>
            <text:p><text:span text:style-name="T2">5 </text:span><text:span text:style-name="T2"><text:tab/></text:span><text:span text:style-name="T2">b</text:span><text:span text:style-name="T2">:</text:span><text:span text:style-name="T2">1</text:span><text:span text:style-name="T2">2 </text:span></text:p>
          </draw:text-box>
        </draw:frame>
        <draw:frame draw:style-name="gr17" draw:text-style-name="P13" draw:layer="layout" svg:width="1.171cm" svg:height="0.962cm" svg:x="17.205cm" svg:y="10.635cm">
          <draw:text-box>
            <text:p><text:span text:style-name="T5">k</text:span><text:span text:style-name="T5">1</text:span></text:p>
          </draw:text-box>
        </draw:frame>
        <draw:line draw:style-name="gr19" draw:text-style-name="P6" draw:layer="layout" svg:x1="22.226cm" svg:y1="10.735cm" svg:x2="25.361cm" svg:y2="10.735cm">
          <text:p/>
        </draw:line>
        <draw:frame draw:style-name="gr16" draw:text-style-name="P10" draw:layer="layout" svg:width="5.95cm" svg:height="2.94cm" svg:x="18.376cm" svg:y="12.56cm">
          <draw:text-box>
            <text:p><text:span text:style-name="T4">4</text:span><text:span text:style-name="T4"><text:tab/></text:span><text:span text:style-name="T4">a: </text:span><text:span text:style-name="T4">7</text:span></text:p>
            <text:p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1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(</text:span><text:span text:style-name="T2">g</text:span><text:span text:style-name="T2">l</text:span><text:span text:style-name="T2">o</text:span><text:span text:style-name="T2">b</text:span><text:span text:style-name="T2">a</text:span><text:span text:style-name="T2">l)</text:span></text:p>
            <text:p><text:span text:style-name="T2">0 </text:span><text:span text:style-name="T2"><text:tab/></text:span><text:span text:style-name="T2">b</text:span><text:span text:style-name="T2">: </text:span><text:span text:style-name="T2">3</text:span></text:p>
          </draw:text-box>
        </draw:frame>
        <draw:custom-shape draw:style-name="gr42" draw:text-style-name="P1" draw:layer="layout" svg:width="5.08cm" svg:height="4.445cm" svg:x="11.43cm" svg:y="2.54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.259cm" svg:height="0.962cm" svg:x="12.786cm" svg:y="1.705cm">
          <draw:text-box>
            <text:p>Salida</text:p>
          </draw:text-box>
        </draw:frame>
        <draw:frame draw:style-name="gr44" draw:text-style-name="P7" draw:layer="layout" svg:width="2.09cm" svg:height="1.673cm" svg:x="12.065cm" svg:y="3.175cm">
          <draw:text-box>
            <text:p>7 <text:s text:c="2"/>21</text:p>
            <text:p>7 <text:s text:c="2"/>12</text:p>
          </draw:text-box>
        </draw:frame>
        <draw:custom-shape draw:style-name="gr46" draw:text-style-name="P1" draw:layer="layout" svg:width="3.175cm" svg:height="1.27cm" svg:x="1.905cm" svg:y="12.065cm">
          <text:p/>
          <draw:enhanced-geometry svg:viewBox="0 0 21600 21600" draw:type="rectangle" draw:enhanced-path="M 0 0 L 21600 0 21600 21600 0 21600 0 0 Z N"/>
        </draw:custom-shape>
        <draw:line draw:style-name="gr40" draw:text-style-name="P6" draw:layer="layout" svg:x1="20.855cm" svg:y1="12.6cm" svg:x2="20.22cm" svg:y2="13.135cm">
          <text:p/>
        </draw:line>
        <draw:frame draw:style-name="gr36" draw:text-style-name="P14" draw:layer="layout" svg:width="1.116cm" svg:height="0.725cm" svg:x="20.755cm" svg:y="12.6cm">
          <draw:text-box>
            <text:p><text:span text:style-name="T4">-</text:span><text:span text:style-name="T4">4</text:span><text:span text:style-name="T4">7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-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8" draw:text-style-name="P11" draw:layer="layout" svg:width="1.27cm" svg:height="1.035cm" svg:x="25.361cm" svg:y="12.8cm">
          <text:p text:style-name="P11"><text:span text:style-name="T4">a: g</text:span></text:p>
          <text:p text:style-name="P11"><text:span text:style-name="T4">b: 3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1.807cm" svg:height="1.035cm" svg:x="25.363cm" svg:y="10.1cm">
          <text:p text:style-name="P11"><text:span text:style-name="T4">a</text:span><text:span text:style-name="T4">4: </text:span><text:span text:style-name="T4">-</text:span><text:span text:style-name="T4">4</text:span><text:span text:style-name="T4">7 </text:span></text:p>
          <text:p text:style-name="P11"><text:span text:style-name="T4">b: </text:span><text:span text:style-name="T4">1</text:span><text:span text:style-name="T4">2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4" draw:layer="layout" svg:width="18.624cm" svg:height="10.476cm" svg:x="1.482cm" svg:y="2.123cm" draw:page-number="1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custom-shape draw:style-name="gr15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1.171cm" svg:height="0.962cm" svg:x="17.204cm" svg:y="13.335cm">
          <draw:text-box>
            <text:p><text:span text:style-name="T5">k</text:span><text:span text:style-name="T5">0</text:span></text:p>
          </draw:text-box>
        </draw:frame>
        <draw:line draw:style-name="gr19" draw:text-style-name="P6" draw:layer="layout" svg:x1="22.225cm" svg:y1="13.435cm" svg:x2="25.36cm" svg:y2="13.435cm">
          <text:p/>
        </draw:line>
        <draw:frame draw:style-name="gr16" draw:text-style-name="P10" draw:layer="layout" svg:width="5.95cm" svg:height="2.94cm" svg:x="18.376cm" svg:y="12.56cm">
          <draw:text-box>
            <text:p><text:span text:style-name="T4">4</text:span><text:span text:style-name="T4"><text:tab/></text:span><text:span text:style-name="T4">a: </text:span><text:span text:style-name="T4">7</text:span></text:p>
            <text:p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1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(</text:span><text:span text:style-name="T2">g</text:span><text:span text:style-name="T2">l</text:span><text:span text:style-name="T2">o</text:span><text:span text:style-name="T2">b</text:span><text:span text:style-name="T2">a</text:span><text:span text:style-name="T2">l)</text:span></text:p>
            <text:p><text:span text:style-name="T2">0 </text:span><text:span text:style-name="T2"><text:tab/></text:span><text:span text:style-name="T2">b</text:span><text:span text:style-name="T2">: </text:span><text:span text:style-name="T2">3</text:span></text:p>
          </draw:text-box>
        </draw:frame>
        <draw:custom-shape draw:style-name="gr42" draw:text-style-name="P1" draw:layer="layout" svg:width="5.08cm" svg:height="4.445cm" svg:x="11.43cm" svg:y="2.54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.259cm" svg:height="0.962cm" svg:x="12.786cm" svg:y="1.705cm">
          <draw:text-box>
            <text:p>Salida</text:p>
          </draw:text-box>
        </draw:frame>
        <draw:frame draw:style-name="gr44" draw:text-style-name="P7" draw:layer="layout" svg:width="2.09cm" svg:height="1.673cm" svg:x="12.065cm" svg:y="3.175cm">
          <draw:text-box>
            <text:p>7 <text:s text:c="2"/>21</text:p>
            <text:p>7 <text:s text:c="2"/>12</text:p>
          </draw:text-box>
        </draw:frame>
        <draw:custom-shape draw:style-name="gr47" draw:text-style-name="P1" draw:layer="layout" svg:width="8.255cm" svg:height="1.27cm" svg:x="1.905cm" svg:y="7.365cm">
          <text:p/>
          <draw:enhanced-geometry svg:viewBox="0 0 21600 21600" draw:type="rectangle" draw:enhanced-path="M 0 0 L 21600 0 21600 21600 0 21600 0 0 Z N"/>
        </draw:custom-shape>
        <draw:line draw:style-name="gr40" draw:text-style-name="P6" draw:layer="layout" svg:x1="20.855cm" svg:y1="12.6cm" svg:x2="20.22cm" svg:y2="13.135cm">
          <text:p/>
        </draw:line>
        <draw:frame draw:style-name="gr36" draw:text-style-name="P14" draw:layer="layout" svg:width="1.116cm" svg:height="0.725cm" svg:x="20.755cm" svg:y="12.6cm">
          <draw:text-box>
            <text:p><text:span text:style-name="T4">-</text:span><text:span text:style-name="T4">4</text:span><text:span text:style-name="T4">7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-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8" draw:text-style-name="P11" draw:layer="layout" svg:width="1.27cm" svg:height="1.035cm" svg:x="25.361cm" svg:y="12.8cm">
          <text:p text:style-name="P11"><text:span text:style-name="T4">a</text:span><text:span text:style-name="T4">: </text:span><text:span text:style-name="T4">g</text:span></text:p>
          <text:p text:style-name="P11"><text:span text:style-name="T4">b</text:span><text:span text:style-name="T4">: </text:span><text:span text:style-name="T4">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8.624cm" svg:height="10.476cm" svg:x="1.482cm" svg:y="2.123cm" draw:page-number="20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custom-shape draw:style-name="gr15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1.171cm" svg:height="0.962cm" svg:x="17.204cm" svg:y="13.335cm">
          <draw:text-box>
            <text:p><text:span text:style-name="T5">k</text:span><text:span text:style-name="T5">0</text:span></text:p>
          </draw:text-box>
        </draw:frame>
        <draw:line draw:style-name="gr19" draw:text-style-name="P6" draw:layer="layout" svg:x1="22.225cm" svg:y1="13.435cm" svg:x2="25.36cm" svg:y2="13.435cm">
          <text:p/>
        </draw:line>
        <draw:frame draw:style-name="gr16" draw:text-style-name="P10" draw:layer="layout" svg:width="5.95cm" svg:height="2.94cm" svg:x="18.376cm" svg:y="12.56cm">
          <draw:text-box>
            <text:p><text:span text:style-name="T4">4</text:span><text:span text:style-name="T4"><text:tab/></text:span><text:span text:style-name="T4">a: </text:span><text:span text:style-name="T4">7</text:span></text:p>
            <text:p><text:span text:style-name="T4">3</text:span><text:span text:style-name="T4"><text:tab/></text:span><text:span text:style-name="T4">m</text:span><text:span text:style-name="T4">e</text:span><text:span text:style-name="T4">h</text:span><text:span text:style-name="T4">a</text:span><text:span text:style-name="T4">(c</text:span><text:span text:style-name="T4">): </text:span><text:span text:style-name="T4">s</text:span><text:span text:style-name="T4">u</text:span><text:span text:style-name="T4">b</text:span></text:p>
            <text:p><text:span text:style-name="T4">2</text:span><text:span text:style-name="T4"><text:tab/></text:span><text:span text:style-name="T4">k</text:span><text:span text:style-name="T4">u: </text:span><text:span text:style-name="T4">m</text:span><text:span text:style-name="T4">e</text:span><text:span text:style-name="T4">h</text:span><text:span text:style-name="T4">a</text:span><text:span text:style-name="T4">(</text:span><text:span text:style-name="T4">gl</text:span><text:span text:style-name="T4">o</text:span><text:span text:style-name="T4">b</text:span><text:span text:style-name="T4">al</text:span><text:span text:style-name="T4">)</text:span></text:p>
            <text:p><text:span text:style-name="T4">1</text:span><text:span text:style-name="T2"><text:tab/></text:span><text:span text:style-name="T2">g</text:span><text:span text:style-name="T2">o</text:span><text:span text:style-name="T2">: </text:span><text:span text:style-name="T2">m</text:span><text:span text:style-name="T2">e</text:span><text:span text:style-name="T2">h</text:span><text:span text:style-name="T2">a</text:span><text:span text:style-name="T2">(</text:span><text:span text:style-name="T2">g</text:span><text:span text:style-name="T2">l</text:span><text:span text:style-name="T2">o</text:span><text:span text:style-name="T2">b</text:span><text:span text:style-name="T2">a</text:span><text:span text:style-name="T2">l)</text:span></text:p>
            <text:p><text:span text:style-name="T2">0 </text:span><text:span text:style-name="T2"><text:tab/></text:span><text:span text:style-name="T2">b</text:span><text:span text:style-name="T2">: </text:span><text:span text:style-name="T2">3</text:span></text:p>
          </draw:text-box>
        </draw:frame>
        <draw:custom-shape draw:style-name="gr42" draw:text-style-name="P1" draw:layer="layout" svg:width="5.08cm" svg:height="4.445cm" svg:x="11.43cm" svg:y="2.54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.259cm" svg:height="0.962cm" svg:x="12.786cm" svg:y="1.705cm">
          <draw:text-box>
            <text:p>Salida</text:p>
          </draw:text-box>
        </draw:frame>
        <draw:frame draw:style-name="gr48" draw:text-style-name="P7" draw:layer="layout" svg:width="2.479cm" svg:height="2.384cm" svg:x="12.065cm" svg:y="3.175cm">
          <draw:text-box>
            <text:p>7 <text:s text:c="2"/>21</text:p>
            <text:p>7 <text:s text:c="2"/>12</text:p>
            <text:p>-47 <text:s text:c="3"/>3</text:p>
          </draw:text-box>
        </draw:frame>
        <draw:custom-shape draw:style-name="gr49" draw:text-style-name="P1" draw:layer="layout" svg:width="2.54cm" svg:height="1.27cm" svg:x="2.24cm" svg:y="12.065cm">
          <text:p/>
          <draw:enhanced-geometry svg:viewBox="0 0 21600 21600" draw:type="rectangle" draw:enhanced-path="M 0 0 L 21600 0 21600 21600 0 21600 0 0 Z N"/>
        </draw:custom-shape>
        <draw:line draw:style-name="gr40" draw:text-style-name="P6" draw:layer="layout" svg:x1="20.855cm" svg:y1="12.6cm" svg:x2="20.22cm" svg:y2="13.135cm">
          <text:p/>
        </draw:line>
        <draw:frame draw:style-name="gr36" draw:text-style-name="P14" draw:layer="layout" svg:width="1.116cm" svg:height="0.725cm" svg:x="20.755cm" svg:y="12.6cm">
          <draw:text-box>
            <text:p><text:span text:style-name="T4">-</text:span><text:span text:style-name="T4">4</text:span><text:span text:style-name="T4">7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-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8" draw:text-style-name="P11" draw:layer="layout" svg:width="1.27cm" svg:height="1.035cm" svg:x="25.361cm" svg:y="12.8cm">
          <text:p text:style-name="P11"><text:span text:style-name="T4">a: g</text:span></text:p>
          <text:p text:style-name="P11"><text:span text:style-name="T4">b: 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8.624cm" svg:height="10.476cm" svg:x="1.482cm" svg:y="2.123cm" draw:page-number="2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frame draw:style-name="gr43" draw:text-style-name="P7" draw:layer="layout" svg:width="2.259cm" svg:height="0.962cm" svg:x="12.786cm" svg:y="1.705cm">
          <draw:text-box>
            <text:p>Salida</text:p>
          </draw:text-box>
        </draw:frame>
        <draw:custom-shape draw:style-name="gr50" draw:text-style-name="P1" draw:layer="layout" svg:width="4.445cm" svg:height="0.635cm" svg:x="1.07cm" svg:y="13.43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08cm" svg:height="4.445cm" svg:x="11.43cm" svg:y="2.541cm">
          <text:p/>
          <draw:enhanced-geometry svg:viewBox="0 0 21600 21600" draw:type="rectangle" draw:enhanced-path="M 0 0 L 21600 0 21600 21600 0 21600 0 0 Z N"/>
        </draw:custom-shape>
        <draw:frame draw:style-name="gr48" draw:text-style-name="P7" draw:layer="layout" svg:width="2.479cm" svg:height="2.384cm" svg:x="12.065cm" svg:y="3.176cm">
          <draw:text-box>
            <text:p>7 <text:s text:c="2"/>21</text:p>
            <text:p>7 <text:s text:c="2"/>12</text:p>
            <text:p>-47 <text:s text:c="3"/>3</text:p>
          </draw:text-box>
        </draw:frame>
        <draw:g>
          <draw:custom-shape draw:style-name="gr2" draw:text-style-name="P4" draw:layer="layout" svg:width="4.445cm" svg:height="3.61cm" svg:x="10.395cm" svg:y="11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6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1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1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1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1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1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1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1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1cm">
          <text:p text:style-name="P5">-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6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01cm" svg:x2="15.275cm" svg:y2="12.701cm">
          <text:p/>
        </draw:line>
        <draw:custom-shape draw:style-name="gr10" draw:text-style-name="P5" draw:layer="layout" svg:width="1.235cm" svg:height="1.605cm" svg:x="15.275cm" svg:y="13.001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6cm" svg:x2="15.275cm" svg:y2="13.336cm">
          <text:p/>
        </draw:line>
        <presentation:notes draw:style-name="dp2">
          <draw:page-thumbnail draw:style-name="gr14" draw:layer="layout" svg:width="18.624cm" svg:height="10.476cm" svg:x="1.482cm" svg:y="2.123cm" draw:page-number="2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frame draw:style-name="gr43" draw:text-style-name="P7" draw:layer="layout" svg:width="2.259cm" svg:height="0.962cm" svg:x="12.786cm" svg:y="1.705cm">
          <draw:text-box>
            <text:p>Salida</text:p>
          </draw:text-box>
        </draw:frame>
        <draw:custom-shape draw:style-name="gr51" draw:text-style-name="P1" draw:layer="layout" svg:width="2.74cm" svg:height="0.635cm" svg:x="1.07cm" svg:y="14.03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5.08cm" svg:height="4.445cm" svg:x="11.43cm" svg:y="2.541cm">
          <text:p/>
          <draw:enhanced-geometry svg:viewBox="0 0 21600 21600" draw:type="rectangle" draw:enhanced-path="M 0 0 L 21600 0 21600 21600 0 21600 0 0 Z N"/>
        </draw:custom-shape>
        <draw:frame draw:style-name="gr48" draw:text-style-name="P7" draw:layer="layout" svg:width="2.479cm" svg:height="3.095cm" svg:x="12.065cm" svg:y="3.176cm">
          <draw:text-box>
            <text:p>7 <text:s text:c="2"/>21</text:p>
            <text:p>7 <text:s text:c="2"/>12</text:p>
            <text:p>-47 <text:s text:c="3"/>3</text:p>
            <text:p>3 <text:s text:c="3"/>-1</text:p>
          </draw:text-box>
        </draw:frame>
        <draw:g>
          <draw:custom-shape draw:style-name="gr2" draw:text-style-name="P4" draw:layer="layout" svg:width="4.445cm" svg:height="3.61cm" svg:x="10.395cm" svg:y="11.46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6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1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1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1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1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1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1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1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1cm">
          <text:p text:style-name="P5">-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6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01cm" svg:x2="15.275cm" svg:y2="12.701cm">
          <text:p/>
        </draw:line>
        <draw:custom-shape draw:style-name="gr10" draw:text-style-name="P5" draw:layer="layout" svg:width="1.235cm" svg:height="1.605cm" svg:x="15.275cm" svg:y="13.001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6cm" svg:x2="15.275cm" svg:y2="13.336cm">
          <text:p/>
        </draw:line>
        <presentation:notes draw:style-name="dp2">
          <draw:page-thumbnail draw:style-name="gr14" draw:layer="layout" svg:width="18.624cm" svg:height="10.476cm" svg:x="1.482cm" svg:y="2.123cm" draw:page-number="2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</text:span><text:span text:style-name="T2">= 2 + </text:span><text:span text:style-name="T2">1, b = </text:span><text:span text:style-name="T2">1;</text:span></text:p>
            <text:p text:style-name="P2"><text:span text:style-name="T2"/></text:p>
            <text:p text:style-name="P2"><text:span text:style-name="T1">sub</text:span><text:span text:style-name="T2"> </text:span><text:span text:style-name="T2">meha</text:span><text:span text:style-name="T2">(</text:span><text:span text:style-name="T1">int</text:span><text:span text:style-name="T2"> </text:span><text:span text:style-name="T2">c) <text:s/>{</text:span></text:p>
            <text:p text:style-name="P2"><text:span text:style-name="T2"><text:tab/></text:span><text:span text:style-name="T2">b := a </text:span><text:span text:style-name="T2">+ c;</text:span></text:p>
            <text:p text:style-name="P2"><text:span text:style-name="T2">}</text:span></text:p>
            <text:p text:style-name="P2"><text:span text:style-name="T1">sub</text:span><text:span text:style-name="T2"> k </text:span><text:span text:style-name="T2">(</text:span><text:span text:style-name="T1">int</text:span><text:span text:style-name="T2"> </text:span><text:span text:style-name="T2">b, </text:span><text:span text:style-name="T1">sub</text:span><text:span text:style-name="T2"> </text:span><text:span text:style-name="T2">go, </text:span><text:span text:style-name="T1">sub</text:span><text:span text:style-name="T2"> </text:span><text:span text:style-name="T2">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</text:span><text:span text:style-name="T2">meha</text:span><text:span text:style-name="T2">(</text:span><text:span text:style-name="T1">int</text:span><text:span text:style-name="T2"> </text:span><text:span text:style-name="T2">c) {</text:span></text:p>
            <text:p text:style-name="P2"><text:span text:style-name="T2"><text:tab/></text:span><text:span text:style-name="T2"><text:tab/></text:span><text:span text:style-name="T2">a := b </text:span><text:span text:style-name="T2">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</text:span><text:span text:style-name="T2">= 6 + </text:span><text:span text:style-name="T2">1;</text:span></text:p>
            <text:p text:style-name="P2"><text:span text:style-name="T2"><text:tab/></text:span><text:span text:style-name="T2">if (b &lt; </text:span><text:span text:style-name="T2">3 * (2 </text:span><text:span text:style-name="T2">+ 1)) </text:span><text:span text:style-name="T2">{</text:span></text:p>
            <text:p text:style-name="P2"><text:span text:style-name="T2"><text:tab/></text:span><text:span text:style-name="T2"><text:tab/></text:span><text:span text:style-name="T2">k(b + </text:span><text:span text:style-name="T2">3 * (2 </text:span><text:span text:style-name="T2">+ 1), </text:span><text:span text:style-name="T2">meha</text:span><text:span text:style-name="T2">, go);</text:span></text:p>
            <text:p text:style-name="P2"><text:span text:style-name="T2"><text:tab/></text:span><text:span text:style-name="T2">} else </text:span><text:span text:style-name="T2">if (b &lt; </text:span><text:span text:style-name="T2">6 * (2 </text:span><text:span text:style-name="T2">+ 1)) </text:span><text:span text:style-name="T2">{</text:span></text:p>
            <text:p text:style-name="P2"><text:span text:style-name="T2"><text:tab/></text:span><text:span text:style-name="T2"><text:tab/></text:span><text:span text:style-name="T2">k(b + </text:span><text:span text:style-name="T2">3 * (2 </text:span><text:span text:style-name="T2">+ 1), </text:span><text:span text:style-name="T2">ku, </text:span><text:span text:style-name="T2">meha</text:span><text:span text:style-name="T2">);</text:span></text:p>
            <text:p text:style-name="P2"><text:span text:style-name="T2"><text:tab/></text:span><text:span text:style-name="T2">} else </text:span><text:span text:style-name="T2">{</text:span></text:p>
            <text:p text:style-name="P2"><text:span text:style-name="T2"><text:tab/></text:span><text:span text:style-name="T2"><text:tab/></text:span><text:span text:style-name="T1">int</text:span><text:span text:style-name="T2"> b </text:span><text:span text:style-name="T2">= 6 - </text:span><text:span text:style-name="T2">b</text:span></text:p>
            <text:p text:style-name="P2"><text:span text:style-name="T2"><text:tab/></text:span><text:span text:style-name="T2"><text:tab/></text:span><text:span text:style-name="T2">go(a </text:span><text:span text:style-name="T2">+ b);</text:span></text:p>
            <text:p text:style-name="P2"><text:span text:style-name="T2"><text:tab/></text:span><text:span text:style-name="T2"><text:tab/></text:span><text:span text:style-name="T2">ku(a - </text:span><text:span text:style-name="T2">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</text:span><text:span text:style-name="T2">a, b)</text:span></text:p>
            <text:p text:style-name="P2"><text:span text:style-name="T2">}</text:span></text:p>
            <text:p text:style-name="P2"><text:span text:style-name="T2">k(a, </text:span><text:span text:style-name="T2">meha</text:span><text:span text:style-name="T2">, </text:span><text:span text:style-name="T2">meha</text:span><text:span text:style-name="T2">);</text:span></text:p>
            <text:p text:style-name="P2"><text:span text:style-name="T2">print(</text:span><text:span text:style-name="T2">a, b)</text:span></text:p>
          </draw:text-box>
        </draw:frame>
        <draw:frame draw:style-name="gr52" draw:text-style-name="P7" draw:layer="layout" svg:width="3.385cm" svg:height="0.962cm" svg:x="12.065cm" svg:y="10.063cm">
          <draw:text-box>
            <text:p>Finalizado</text:p>
          </draw:text-box>
        </draw:frame>
        <draw:frame draw:style-name="gr43" draw:text-style-name="P7" draw:layer="layout" svg:width="2.259cm" svg:height="0.962cm" svg:x="12.786cm" svg:y="1.706cm">
          <draw:text-box>
            <text:p>Salida</text:p>
          </draw:text-box>
        </draw:frame>
        <draw:custom-shape draw:style-name="gr42" draw:text-style-name="P1" draw:layer="layout" svg:width="5.08cm" svg:height="4.445cm" svg:x="11.43cm" svg:y="2.542cm">
          <text:p/>
          <draw:enhanced-geometry svg:viewBox="0 0 21600 21600" draw:type="rectangle" draw:enhanced-path="M 0 0 L 21600 0 21600 21600 0 21600 0 0 Z N"/>
        </draw:custom-shape>
        <draw:frame draw:style-name="gr48" draw:text-style-name="P7" draw:layer="layout" svg:width="2.479cm" svg:height="3.095cm" svg:x="12.065cm" svg:y="3.177cm">
          <draw:text-box>
            <text:p>7 <text:s text:c="2"/>21</text:p>
            <text:p>7 <text:s text:c="2"/>12</text:p>
            <text:p>-47 <text:s text:c="3"/>3</text:p>
            <text:p>3 <text:s text:c="3"/>-1</text:p>
          </draw:text-box>
        </draw:frame>
        <presentation:notes draw:style-name="dp2">
          <draw:page-thumbnail draw:style-name="gr14" draw:layer="layout" svg:width="18.624cm" svg:height="10.476cm" svg:x="1.482cm" svg:y="2.123cm" draw:page-number="2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none" draw:fill-color="#d4ea6b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4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2T09:47:33.432711935</meta:creation-date>
    <dc:date>2022-06-12T19:57:21.690383820</dc:date>
    <meta:editing-duration>PT1H33M59S</meta:editing-duration>
    <meta:editing-cycles>48</meta:editing-cycles>
    <meta:generator>LibreOffice/7.0.4.2$Linux_X86_64 LibreOffice_project/00$Build-2</meta:generator>
    <meta:document-statistic meta:object-count="779"/>
  </office:meta>
</office:document-meta>
</file>